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rdo" svg:font-family="Car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09cm" fo:margin-left="0cm" fo:margin-right="-0.009cm" table:align="margins"/>
    </style:style>
    <style:style style:name="Tabelle4.A" style:family="table-column">
      <style:table-column-properties style:column-width="2.626cm" style:rel-column-width="1489*"/>
    </style:style>
    <style:style style:name="Tabelle4.B" style:family="table-column">
      <style:table-column-properties style:column-width="14.383cm" style:rel-column-width="8154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.009cm" fo:margin-left="0cm" fo:margin-right="-0.009cm" table:align="margins"/>
    </style:style>
    <style:style style:name="Tabelle3.A" style:family="table-column">
      <style:table-column-properties style:column-width="7.938cm" style:rel-column-width="4500*"/>
    </style:style>
    <style:style style:name="Tabelle3.B" style:family="table-column">
      <style:table-column-properties style:column-width="9.072cm" style:rel-column-width="5143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7.009cm" fo:margin-left="0cm" fo:margin-right="-0.009cm" table:align="margins"/>
    </style:style>
    <style:style style:name="Tabelle1.A" style:family="table-column">
      <style:table-column-properties style:column-width="4.63cm" style:rel-column-width="2625*"/>
    </style:style>
    <style:style style:name="Tabelle1.B" style:family="table-column">
      <style:table-column-properties style:column-width="12.379cm" style:rel-column-width="701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.009cm" fo:margin-left="0cm" fo:margin-right="-0.009cm" table:align="margins"/>
    </style:style>
    <style:style style:name="Tabelle2.A" style:family="table-column">
      <style:table-column-properties style:column-width="11.811cm" style:rel-column-width="6696*"/>
    </style:style>
    <style:style style:name="Tabelle2.B" style:family="table-column">
      <style:table-column-properties style:column-width="5.198cm" style:rel-column-width="2947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style:font-name="Cardo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rdo"/>
    </style:style>
    <style:style style:name="P3" style:family="paragraph" style:parent-style-name="Standard">
      <style:paragraph-properties fo:text-align="justify" style:justify-single-word="false"/>
      <style:text-properties style:font-name="Cardo"/>
    </style:style>
    <style:style style:name="P4" style:family="paragraph" style:parent-style-name="Standard">
      <style:paragraph-properties fo:text-align="justify" style:justify-single-word="false"/>
      <style:text-properties style:font-name="Cardo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Irregular verbs and their meanings</text:span></text:p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backen</text:p>
            <text:p text:style-name="P2">(meaning?)</text:p>
          </table:table-cell>
          <table:table-cell table:style-name="Tabelle1.B1" office:value-type="string">
            <text:p text:style-name="P2"><text:s/>"to bake"</text:p>
            <text:p text:style-name="P2">(related)</text:p>
          </table:table-cell>
        </table:table-row>
        <table:table-row>
          <table:table-cell table:style-name="Tabelle1.A2" office:value-type="string">
            <text:p text:style-name="P2">befehlen</text:p>
            <text:p text:style-name="P2">(meaning?)</text:p>
          </table:table-cell>
          <table:table-cell table:style-name="Tabelle1.B2" office:value-type="string">
            <text:p text:style-name="P2"><text:s/>"to command"</text:p>
            <text:p text:style-name="P2">(related to empfehlen, but not to fehlen)</text:p>
          </table:table-cell>
        </table:table-row>
        <table:table-row>
          <table:table-cell table:style-name="Tabelle1.A2" office:value-type="string">
            <text:p text:style-name="P2">beginnen</text:p>
            <text:p text:style-name="P2">(meaning?)</text:p>
          </table:table-cell>
          <table:table-cell table:style-name="Tabelle1.B2" office:value-type="string">
            <text:p text:style-name="P2"><text:s/>"to begin"</text:p>
            <text:p text:style-name="P2">(related: compare begin, began, begun)</text:p>
          </table:table-cell>
        </table:table-row>
        <table:table-row>
          <table:table-cell table:style-name="Tabelle1.A2" office:value-type="string">
            <text:p text:style-name="P2">beißen</text:p>
            <text:p text:style-name="P2">(meaning?)</text:p>
          </table:table-cell>
          <table:table-cell table:style-name="Tabelle1.B2" office:value-type="string">
            <text:p text:style-name="P2"><text:s/>"to bite"</text:p>
            <text:p text:style-name="P2">(related: compare bite, bit, bitten)</text:p>
          </table:table-cell>
        </table:table-row>
        <table:table-row>
          <table:table-cell table:style-name="Tabelle1.A2" office:value-type="string">
            <text:p text:style-name="P2">bekommen</text:p>
            <text:p text:style-name="P2">(meaning?)</text:p>
          </table:table-cell>
          <table:table-cell table:style-name="Tabelle1.B2" office:value-type="string">
            <text:p text:style-name="P2"><text:s/>"to get, to receive (!)"</text:p>
            <text:p text:style-name="P2">(related to become, but means something entirely different; compare become, became, become</text:p>
          </table:table-cell>
        </table:table-row>
        <table:table-row>
          <table:table-cell table:style-name="Tabelle1.A2" office:value-type="string">
            <text:p text:style-name="P2">beweisen</text:p>
            <text:p text:style-name="P2">(meaning?)</text:p>
          </table:table-cell>
          <table:table-cell table:style-name="Tabelle1.B2" office:value-type="string">
            <text:p text:style-name="P2"><text:s/>"to prove, to show"</text:p>
            <text:p text:style-name="P2"/>
          </table:table-cell>
        </table:table-row>
        <table:table-row>
          <table:table-cell table:style-name="Tabelle1.A2" office:value-type="string">
            <text:p text:style-name="P2">bewegen</text:p>
            <text:p text:style-name="P2">(meaning?)</text:p>
          </table:table-cell>
          <table:table-cell table:style-name="Tabelle1.B2" office:value-type="string">
            <text:p text:style-name="P2"><text:s/>"to persuade"</text:p>
            <text:p text:style-name="P2"/>
          </table:table-cell>
        </table:table-row>
        <table:table-row>
          <table:table-cell table:style-name="Tabelle1.A2" office:value-type="string">
            <text:p text:style-name="P2">betrügen</text:p>
            <text:p text:style-name="P2">(meaning?)</text:p>
          </table:table-cell>
          <table:table-cell table:style-name="Tabelle1.B2" office:value-type="string">
            <text:p text:style-name="P2"><text:s/>"to deceive, to defraud, to cheat"</text:p>
            <text:p text:style-name="P2"/>
          </table:table-cell>
        </table:table-row>
        <table:table-row>
          <table:table-cell table:style-name="Tabelle1.A2" office:value-type="string">
            <text:p text:style-name="P2">biegen</text:p>
            <text:p text:style-name="P2">(meaning?)</text:p>
          </table:table-cell>
          <table:table-cell table:style-name="Tabelle1.B2" office:value-type="string">
            <text:p text:style-name="P2"><text:s/>"to bend"</text:p>
            <text:p text:style-name="P2"/>
          </table:table-cell>
        </table:table-row>
        <table:table-row>
          <table:table-cell table:style-name="Tabelle1.A2" office:value-type="string">
            <text:p text:style-name="P2">bieten</text:p>
            <text:p text:style-name="P2">(meaning?)</text:p>
          </table:table-cell>
          <table:table-cell table:style-name="Tabelle1.B2" office:value-type="string">
            <text:p text:style-name="P2"><text:s/>"to offer; to bid"</text:p>
            <text:p text:style-name="P2">(related to bid)</text:p>
          </table:table-cell>
        </table:table-row>
        <table:table-row>
          <table:table-cell table:style-name="Tabelle1.A2" office:value-type="string">
            <text:p text:style-name="P2">binden</text:p>
            <text:p text:style-name="P2">(meaning?)</text:p>
          </table:table-cell>
          <table:table-cell table:style-name="Tabelle1.B2" office:value-type="string">
            <text:p text:style-name="P2"><text:s/>"to bind"</text:p>
            <text:p text:style-name="P2">(related: compare bind, bound, bound)</text:p>
          </table:table-cell>
        </table:table-row>
        <table:table-row>
          <table:table-cell table:style-name="Tabelle1.A2" office:value-type="string">
            <text:p text:style-name="P2">bitten</text:p>
            <text:p text:style-name="P2">(meaning?)</text:p>
          </table:table-cell>
          <table:table-cell table:style-name="Tabelle1.B2" office:value-type="string">
            <text:p text:style-name="P2"><text:s/>"to beg, to request"</text:p>
            <text:p text:style-name="P2"/>
          </table:table-cell>
        </table:table-row>
        <table:table-row>
          <table:table-cell table:style-name="Tabelle1.A2" office:value-type="string">
            <text:p text:style-name="P2">blasen</text:p>
            <text:p text:style-name="P2">(meaning?)</text:p>
          </table:table-cell>
          <table:table-cell table:style-name="Tabelle1.B2" office:value-type="string">
            <text:p text:style-name="P2"><text:s/>"to blow"</text:p>
            <text:p text:style-name="P2"/>
          </table:table-cell>
        </table:table-row>
        <table:table-row>
          <table:table-cell table:style-name="Tabelle1.A2" office:value-type="string">
            <text:p text:style-name="P2">bleiben</text:p>
            <text:p text:style-name="P2">(meaning?)</text:p>
          </table:table-cell>
          <table:table-cell table:style-name="Tabelle1.B2" office:value-type="string">
            <text:p text:style-name="P2"><text:s/>"to remain, to stay"</text:p>
            <text:p text:style-name="P2"/>
          </table:table-cell>
        </table:table-row>
        <table:table-row>
          <table:table-cell table:style-name="Tabelle1.A2" office:value-type="string">
            <text:p text:style-name="P2">braten</text:p>
            <text:p text:style-name="P2">(meaning?)</text:p>
          </table:table-cell>
          <table:table-cell table:style-name="Tabelle1.B2" office:value-type="string">
            <text:p text:style-name="P2"><text:s/>"to roast, to grill, to broil, to pan-fry"</text:p>
            <text:p text:style-name="P2"/>
          </table:table-cell>
        </table:table-row>
        <table:table-row>
          <table:table-cell table:style-name="Tabelle1.A2" office:value-type="string">
            <text:p text:style-name="P2">brechen</text:p>
            <text:p text:style-name="P2">(meaning?)</text:p>
          </table:table-cell>
          <table:table-cell table:style-name="Tabelle1.B2" office:value-type="string">
            <text:p text:style-name="P2"><text:s/>"to break; to vomit"</text:p>
            <text:p text:style-name="P2">(related to break: compare break, broke, broken)</text:p>
          </table:table-cell>
        </table:table-row>
        <table:table-row>
          <table:table-cell table:style-name="Tabelle1.A2" office:value-type="string">
            <text:p text:style-name="P2">brennen</text:p>
            <text:p text:style-name="P2">(meaning?)</text:p>
          </table:table-cell>
          <table:table-cell table:style-name="Tabelle1.B2" office:value-type="string">
            <text:p text:style-name="P2"><text:s/>"to burn"</text:p>
            <text:p text:style-name="P2">(related)</text:p>
          </table:table-cell>
        </table:table-row>
        <table:table-row>
          <table:table-cell table:style-name="Tabelle1.A2" office:value-type="string">
            <text:p text:style-name="P2">bringen</text:p>
            <text:p text:style-name="P2"><text:soft-page-break/>(meaning?)</text:p>
          </table:table-cell>
          <table:table-cell table:style-name="Tabelle1.B2" office:value-type="string">
            <text:p text:style-name="P2"><text:s/>"to bring"</text:p>
            <text:p text:style-name="P2"><text:soft-page-break/>(related: compare bring, brought, brought)</text:p>
          </table:table-cell>
        </table:table-row>
        <table:table-row>
          <table:table-cell table:style-name="Tabelle1.A2" office:value-type="string">
            <text:p text:style-name="P2">denken</text:p>
            <text:p text:style-name="P2">(meaning?)</text:p>
          </table:table-cell>
          <table:table-cell table:style-name="Tabelle1.B2" office:value-type="string">
            <text:p text:style-name="P2"><text:s/>"to think"</text:p>
            <text:p text:style-name="P2">(related: compare think, thought, thought)</text:p>
          </table:table-cell>
        </table:table-row>
        <table:table-row>
          <table:table-cell table:style-name="Tabelle1.A2" office:value-type="string">
            <text:p text:style-name="P2">dürfen</text:p>
            <text:p text:style-name="P2">(meaning?)</text:p>
          </table:table-cell>
          <table:table-cell table:style-name="Tabelle1.B2" office:value-type="string">
            <text:p text:style-name="P2"><text:s/>"to be allowed to"</text:p>
            <text:p text:style-name="P2"/>
          </table:table-cell>
        </table:table-row>
        <table:table-row>
          <table:table-cell table:style-name="Tabelle1.A2" office:value-type="string">
            <text:p text:style-name="P2">empfehlen</text:p>
            <text:p text:style-name="P2">(meaning?)</text:p>
          </table:table-cell>
          <table:table-cell table:style-name="Tabelle1.B2" office:value-type="string">
            <text:p text:style-name="P2"><text:s/>"to recommend"</text:p>
            <text:p text:style-name="P2">(related to befehlen, but not to fehlen)</text:p>
          </table:table-cell>
        </table:table-row>
        <table:table-row>
          <table:table-cell table:style-name="Tabelle1.A2" office:value-type="string">
            <text:p text:style-name="P2">essen</text:p>
            <text:p text:style-name="P2">(meaning?)</text:p>
          </table:table-cell>
          <table:table-cell table:style-name="Tabelle1.B2" office:value-type="string">
            <text:p text:style-name="P2"><text:s/>"to eat"</text:p>
            <text:p text:style-name="P2">(related: compare eat, ate, eaten)</text:p>
          </table:table-cell>
        </table:table-row>
        <table:table-row>
          <table:table-cell table:style-name="Tabelle1.A2" office:value-type="string">
            <text:p text:style-name="P2">fahren</text:p>
            <text:p text:style-name="P2">(meaning?)</text:p>
          </table:table-cell>
          <table:table-cell table:style-name="Tabelle1.B2" office:value-type="string">
            <text:p text:style-name="P2"><text:s/>"to drive"</text:p>
            <text:p text:style-name="P2">(related to fare in farewell 'travel well!')</text:p>
          </table:table-cell>
        </table:table-row>
        <table:table-row>
          <table:table-cell table:style-name="Tabelle1.A2" office:value-type="string">
            <text:p text:style-name="P2">fallen</text:p>
            <text:p text:style-name="P2">(meaning?)</text:p>
          </table:table-cell>
          <table:table-cell table:style-name="Tabelle1.B2" office:value-type="string">
            <text:p text:style-name="P2"><text:s/>"to fall"</text:p>
            <text:p text:style-name="P2">(related: compare fall, fell, fallen)</text:p>
          </table:table-cell>
        </table:table-row>
        <table:table-row>
          <table:table-cell table:style-name="Tabelle1.A2" office:value-type="string">
            <text:p text:style-name="P2">fangen</text:p>
            <text:p text:style-name="P2">(meaning?)</text:p>
          </table:table-cell>
          <table:table-cell table:style-name="Tabelle1.B2" office:value-type="string">
            <text:p text:style-name="P2"><text:s/>"to catch"</text:p>
            <text:p text:style-name="P2"/>
          </table:table-cell>
        </table:table-row>
        <table:table-row>
          <table:table-cell table:style-name="Tabelle1.A2" office:value-type="string">
            <text:p text:style-name="P2">finden</text:p>
            <text:p text:style-name="P2">(meaning?)</text:p>
          </table:table-cell>
          <table:table-cell table:style-name="Tabelle1.B2" office:value-type="string">
            <text:p text:style-name="P2"><text:s/>"to find"</text:p>
            <text:p text:style-name="P2">(related: compare find, found, found)</text:p>
          </table:table-cell>
        </table:table-row>
        <table:table-row>
          <table:table-cell table:style-name="Tabelle1.A2" office:value-type="string">
            <text:p text:style-name="P2">fliegen</text:p>
            <text:p text:style-name="P2">(meaning?)</text:p>
          </table:table-cell>
          <table:table-cell table:style-name="Tabelle1.B2" office:value-type="string">
            <text:p text:style-name="P2"><text:s/>"to fly"</text:p>
            <text:p text:style-name="P2">(related: compare fly, flew, flown)</text:p>
          </table:table-cell>
        </table:table-row>
        <table:table-row>
          <table:table-cell table:style-name="Tabelle1.A2" office:value-type="string">
            <text:p text:style-name="P2">fliehen</text:p>
            <text:p text:style-name="P2">(meaning?)</text:p>
          </table:table-cell>
          <table:table-cell table:style-name="Tabelle1.B2" office:value-type="string">
            <text:p text:style-name="P2"><text:s/>"to flee"</text:p>
            <text:p text:style-name="P2">(related)</text:p>
          </table:table-cell>
        </table:table-row>
        <table:table-row>
          <table:table-cell table:style-name="Tabelle1.A2" office:value-type="string">
            <text:p text:style-name="P2">fließen</text:p>
            <text:p text:style-name="P2">(meaning?)</text:p>
          </table:table-cell>
          <table:table-cell table:style-name="Tabelle1.B2" office:value-type="string">
            <text:p text:style-name="P2"><text:s/>"to flow"</text:p>
            <text:p text:style-name="P2"/>
          </table:table-cell>
        </table:table-row>
        <table:table-row>
          <table:table-cell table:style-name="Tabelle1.A2" office:value-type="string">
            <text:p text:style-name="P2">fressen</text:p>
            <text:p text:style-name="P2">(meaning?)</text:p>
          </table:table-cell>
          <table:table-cell table:style-name="Tabelle1.B2" office:value-type="string">
            <text:p text:style-name="P2"><text:s/>"(of animals:) to eat, (of humans:) to eat like a pig"</text:p>
            <text:p text:style-name="P2"/>
          </table:table-cell>
        </table:table-row>
        <table:table-row>
          <table:table-cell table:style-name="Tabelle1.A2" office:value-type="string">
            <text:p text:style-name="P2">frieren</text:p>
            <text:p text:style-name="P2">(meaning?)</text:p>
          </table:table-cell>
          <table:table-cell table:style-name="Tabelle1.B2" office:value-type="string">
            <text:p text:style-name="P2"><text:s/>"to feel cold"</text:p>
            <text:p text:style-name="P2">(related to freeze: compare freeze, froze, frozen)</text:p>
          </table:table-cell>
        </table:table-row>
        <table:table-row>
          <table:table-cell table:style-name="Tabelle1.A2" office:value-type="string">
            <text:p text:style-name="P2">geben</text:p>
            <text:p text:style-name="P2">(meaning?)</text:p>
          </table:table-cell>
          <table:table-cell table:style-name="Tabelle1.B2" office:value-type="string">
            <text:p text:style-name="P2"><text:s/>"to give; (impersonal:) to exist"</text:p>
            <text:p text:style-name="P2">(related to give: compare give, gave, given)</text:p>
          </table:table-cell>
        </table:table-row>
        <table:table-row>
          <table:table-cell table:style-name="Tabelle1.A2" office:value-type="string">
            <text:p text:style-name="P2">gedeihen</text:p>
            <text:p text:style-name="P2">(meaning?)</text:p>
          </table:table-cell>
          <table:table-cell table:style-name="Tabelle1.B2" office:value-type="string">
            <text:p text:style-name="P2"><text:s/>"to thrive"</text:p>
            <text:p text:style-name="P2"/>
          </table:table-cell>
        </table:table-row>
        <table:table-row>
          <table:table-cell table:style-name="Tabelle1.A2" office:value-type="string">
            <text:p text:style-name="P2">gehen</text:p>
            <text:p text:style-name="P2">(meaning?)</text:p>
          </table:table-cell>
          <table:table-cell table:style-name="Tabelle1.B2" office:value-type="string">
            <text:p text:style-name="P2"><text:s/>"to walk; to leave; to be possible; to work/function"</text:p>
            <text:p text:style-name="P2">(related to go)</text:p>
          </table:table-cell>
        </table:table-row>
        <table:table-row>
          <table:table-cell table:style-name="Tabelle1.A2" office:value-type="string">
            <text:p text:style-name="P2">gelingen</text:p>
            <text:p text:style-name="P2">(meaning?)</text:p>
          </table:table-cell>
          <table:table-cell table:style-name="Tabelle1.B2" office:value-type="string">
            <text:p text:style-name="P2"><text:s/>"(impersonal:) to turn out well, to work out"</text:p>
            <text:p text:style-name="P2"/>
          </table:table-cell>
        </table:table-row>
        <table:table-row>
          <table:table-cell table:style-name="Tabelle1.A2" office:value-type="string">
            <text:p text:style-name="P2">gelten</text:p>
            <text:p text:style-name="P2">(meaning?)</text:p>
          </table:table-cell>
          <table:table-cell table:style-name="Tabelle1.B2" office:value-type="string">
            <text:p text:style-name="P2"><text:s/>"to be valid/effective/worth/necessary"</text:p>
            <text:p text:style-name="P2"/>
          </table:table-cell>
        </table:table-row>
        <text:soft-page-break/>
        <table:table-row>
          <table:table-cell table:style-name="Tabelle1.A2" office:value-type="string">
            <text:p text:style-name="P2">genießen</text:p>
            <text:p text:style-name="P2">(meaning?)</text:p>
          </table:table-cell>
          <table:table-cell table:style-name="Tabelle1.B2" office:value-type="string">
            <text:p text:style-name="P2"><text:s/>"to enjoy (consciously)"</text:p>
            <text:p text:style-name="P2">-</text:p>
          </table:table-cell>
        </table:table-row>
        <table:table-row>
          <table:table-cell table:style-name="Tabelle1.A2" office:value-type="string">
            <text:p text:style-name="P2">geraten</text:p>
            <text:p text:style-name="P2">(meaning?)</text:p>
          </table:table-cell>
          <table:table-cell table:style-name="Tabelle1.B2" office:value-type="string">
            <text:p text:style-name="P2"><text:s/>"to turn out, to come across, to get into"</text:p>
            <text:p text:style-name="P2"/>
          </table:table-cell>
        </table:table-row>
        <table:table-row>
          <table:table-cell table:style-name="Tabelle1.A2" office:value-type="string">
            <text:p text:style-name="P2">geschehen</text:p>
            <text:p text:style-name="P2">(meaning?)</text:p>
          </table:table-cell>
          <table:table-cell table:style-name="Tabelle1.B2" office:value-type="string">
            <text:p text:style-name="P2"><text:s/>"to happen; to serve someone right"</text:p>
            <text:p text:style-name="P2"/>
          </table:table-cell>
        </table:table-row>
        <table:table-row>
          <table:table-cell table:style-name="Tabelle1.A2" office:value-type="string">
            <text:p text:style-name="P2">gewinnen</text:p>
            <text:p text:style-name="P2">(meaning?)</text:p>
          </table:table-cell>
          <table:table-cell table:style-name="Tabelle1.B2" office:value-type="string">
            <text:p text:style-name="P2"><text:s/>"to win"</text:p>
            <text:p text:style-name="P2">(related: compare win, won, won)</text:p>
          </table:table-cell>
        </table:table-row>
        <table:table-row>
          <table:table-cell table:style-name="Tabelle1.A2" office:value-type="string">
            <text:p text:style-name="P2">gießen</text:p>
            <text:p text:style-name="P2">(meaning?)</text:p>
          </table:table-cell>
          <table:table-cell table:style-name="Tabelle1.B2" office:value-type="string">
            <text:p text:style-name="P2"><text:s/>"to pour; to water"</text:p>
            <text:p text:style-name="P2"/>
          </table:table-cell>
        </table:table-row>
        <table:table-row>
          <table:table-cell table:style-name="Tabelle1.A2" office:value-type="string">
            <text:p text:style-name="P2">gleichen</text:p>
            <text:p text:style-name="P2">(meaning?)</text:p>
          </table:table-cell>
          <table:table-cell table:style-name="Tabelle1.B2" office:value-type="string">
            <text:p text:style-name="P2"><text:s/>"to be like/equal, to resemble"</text:p>
            <text:p text:style-name="P2">(related to like)</text:p>
          </table:table-cell>
        </table:table-row>
        <table:table-row>
          <table:table-cell table:style-name="Tabelle1.A2" office:value-type="string">
            <text:p text:style-name="P2">gleiten</text:p>
            <text:p text:style-name="P2">(meaning?)</text:p>
          </table:table-cell>
          <table:table-cell table:style-name="Tabelle1.B2" office:value-type="string">
            <text:p text:style-name="P2"><text:s/>"to glide; to slide"</text:p>
            <text:p text:style-name="P2">(related to glide: compare glide, glid, glidden)</text:p>
          </table:table-cell>
        </table:table-row>
        <table:table-row>
          <table:table-cell table:style-name="Tabelle1.A2" office:value-type="string">
            <text:p text:style-name="P2">graben</text:p>
            <text:p text:style-name="P2">(meaning?)</text:p>
          </table:table-cell>
          <table:table-cell table:style-name="Tabelle1.B2" office:value-type="string">
            <text:p text:style-name="P2"><text:s/>"to dig"</text:p>
            <text:p text:style-name="P2">(related to grave (noun))</text:p>
          </table:table-cell>
        </table:table-row>
        <table:table-row>
          <table:table-cell table:style-name="Tabelle1.A2" office:value-type="string">
            <text:p text:style-name="P2">greifen</text:p>
            <text:p text:style-name="P2">(meaning?)</text:p>
          </table:table-cell>
          <table:table-cell table:style-name="Tabelle1.B2" office:value-type="string">
            <text:p text:style-name="P2"><text:s/>"to grab; to grip"</text:p>
            <text:p text:style-name="P2">(related to grip)</text:p>
          </table:table-cell>
        </table:table-row>
        <table:table-row>
          <table:table-cell table:style-name="Tabelle1.A2" office:value-type="string">
            <text:p text:style-name="P2">haben</text:p>
            <text:p text:style-name="P2">(meaning?)</text:p>
          </table:table-cell>
          <table:table-cell table:style-name="Tabelle1.B2" office:value-type="string">
            <text:p text:style-name="P2"><text:s/>"to have; (with zu:) to have to"</text:p>
            <text:p text:style-name="P2">(related: compare have, had, had)</text:p>
          </table:table-cell>
        </table:table-row>
        <table:table-row>
          <table:table-cell table:style-name="Tabelle1.A2" office:value-type="string">
            <text:p text:style-name="P2">halten</text:p>
            <text:p text:style-name="P2">(meaning?)</text:p>
          </table:table-cell>
          <table:table-cell table:style-name="Tabelle1.B2" office:value-type="string">
            <text:p text:style-name="P2"><text:s/>"to hold; to stop; to keep; … (!)"</text:p>
            <text:p text:style-name="P2">(related to hold: compare hold, held, held)</text:p>
          </table:table-cell>
        </table:table-row>
        <table:table-row>
          <table:table-cell table:style-name="Tabelle1.A2" office:value-type="string">
            <text:p text:style-name="P2">hängen</text:p>
            <text:p text:style-name="P2">(meaning?)</text:p>
          </table:table-cell>
          <table:table-cell table:style-name="Tabelle1.B2" office:value-type="string">
            <text:p text:style-name="P2"><text:s/>"(both intransitive:) to hang; to cling "</text:p>
            <text:p text:style-name="P2">(related to hang: compare hang)</text:p>
          </table:table-cell>
        </table:table-row>
        <table:table-row>
          <table:table-cell table:style-name="Tabelle1.A2" office:value-type="string">
            <text:p text:style-name="P2">heben</text:p>
            <text:p text:style-name="P2">(meaning?)</text:p>
          </table:table-cell>
          <table:table-cell table:style-name="Tabelle1.B2" office:value-type="string">
            <text:p text:style-name="P2"><text:s/>"to heave; to lift"</text:p>
            <text:p text:style-name="P2">(related to heave: heave, hove, hoven)</text:p>
          </table:table-cell>
        </table:table-row>
        <table:table-row>
          <table:table-cell table:style-name="Tabelle1.A2" office:value-type="string">
            <text:p text:style-name="P2">heißen</text:p>
            <text:p text:style-name="P2">(meaning?)</text:p>
          </table:table-cell>
          <table:table-cell table:style-name="Tabelle1.B2" office:value-type="string">
            <text:p text:style-name="P2"><text:s/>"to be called; to mean"</text:p>
            <text:p text:style-name="P2"/>
          </table:table-cell>
        </table:table-row>
        <table:table-row>
          <table:table-cell table:style-name="Tabelle1.A2" office:value-type="string">
            <text:p text:style-name="P2">helfen</text:p>
            <text:p text:style-name="P2">(meaning?)</text:p>
          </table:table-cell>
          <table:table-cell table:style-name="Tabelle1.B2" office:value-type="string">
            <text:p text:style-name="P2"><text:s/>"to help"</text:p>
            <text:p text:style-name="P2">(related to help)</text:p>
          </table:table-cell>
        </table:table-row>
        <table:table-row>
          <table:table-cell table:style-name="Tabelle1.A2" office:value-type="string">
            <text:p text:style-name="P2">kennen</text:p>
            <text:p text:style-name="P2">(meaning?)</text:p>
          </table:table-cell>
          <table:table-cell table:style-name="Tabelle1.B2" office:value-type="string">
            <text:p text:style-name="P2"><text:s/>"to know"</text:p>
            <text:p text:style-name="P2">(related to know)</text:p>
          </table:table-cell>
        </table:table-row>
        <table:table-row>
          <table:table-cell table:style-name="Tabelle1.A2" office:value-type="string">
            <text:p text:style-name="P2">klingen</text:p>
            <text:p text:style-name="P2">(meaning?)</text:p>
          </table:table-cell>
          <table:table-cell table:style-name="Tabelle1.B2" office:value-type="string">
            <text:p text:style-name="P2"><text:s/>"to ring/clink; to sound"</text:p>
            <text:p text:style-name="P2">(related to clink)</text:p>
          </table:table-cell>
        </table:table-row>
        <table:table-row>
          <table:table-cell table:style-name="Tabelle1.A2" office:value-type="string">
            <text:p text:style-name="P2">kommen</text:p>
            <text:p text:style-name="P2">(meaning?)</text:p>
          </table:table-cell>
          <table:table-cell table:style-name="Tabelle1.B2" office:value-type="string">
            <text:p text:style-name="P2"><text:s/>"to come; to go to; … (!)"</text:p>
            <text:p text:style-name="P2">(related to come: compare come, came, come)</text:p>
          </table:table-cell>
        </table:table-row>
        <table:table-row>
          <table:table-cell table:style-name="Tabelle1.A2" office:value-type="string">
            <text:p text:style-name="P2">können</text:p>
            <text:p text:style-name="P2">(meaning?)</text:p>
          </table:table-cell>
          <table:table-cell table:style-name="Tabelle1.B2" office:value-type="string">
            <text:p text:style-name="P2"><text:s/>"to be able to, can; to know how to do something"</text:p>
            <text:p text:style-name="P2">(related to can)</text:p>
          </table:table-cell>
        </table:table-row>
        <text:soft-page-break/>
        <table:table-row>
          <table:table-cell table:style-name="Tabelle1.A2" office:value-type="string">
            <text:p text:style-name="P2">kriechen</text:p>
            <text:p text:style-name="P2">(meaning?)</text:p>
          </table:table-cell>
          <table:table-cell table:style-name="Tabelle1.B2" office:value-type="string">
            <text:p text:style-name="P2"><text:s/>"to creep, to crawl"</text:p>
            <text:p text:style-name="P2">(distantly related to creep)</text:p>
          </table:table-cell>
        </table:table-row>
        <table:table-row>
          <table:table-cell table:style-name="Tabelle1.A2" office:value-type="string">
            <text:p text:style-name="P2">laden</text:p>
            <text:p text:style-name="P2">(meaning?)</text:p>
          </table:table-cell>
          <table:table-cell table:style-name="Tabelle1.B2" office:value-type="string">
            <text:p text:style-name="P2"><text:s/>"to load; to charge"</text:p>
            <text:p text:style-name="P2"/>
          </table:table-cell>
        </table:table-row>
        <table:table-row>
          <table:table-cell table:style-name="Tabelle1.A2" office:value-type="string">
            <text:p text:style-name="P2">lassen</text:p>
            <text:p text:style-name="P2">(meaning?)</text:p>
          </table:table-cell>
          <table:table-cell table:style-name="Tabelle1.B2" office:value-type="string">
            <text:p text:style-name="P2"><text:s/>"to let; to stop; to cease/desist"</text:p>
            <text:p text:style-name="P2">(related to let)</text:p>
          </table:table-cell>
        </table:table-row>
        <table:table-row>
          <table:table-cell table:style-name="Tabelle1.A2" office:value-type="string">
            <text:p text:style-name="P2">laufen</text:p>
            <text:p text:style-name="P2">(meaning?)</text:p>
          </table:table-cell>
          <table:table-cell table:style-name="Tabelle1.B2" office:value-type="string">
            <text:p text:style-name="P2"><text:s/>"to walk (at medium speed); to be in progress"</text:p>
            <text:p text:style-name="P2"/>
          </table:table-cell>
        </table:table-row>
        <table:table-row>
          <table:table-cell table:style-name="Tabelle1.A2" office:value-type="string">
            <text:p text:style-name="P2">leiden</text:p>
            <text:p text:style-name="P2">(meaning?)</text:p>
          </table:table-cell>
          <table:table-cell table:style-name="Tabelle1.B2" office:value-type="string">
            <text:p text:style-name="P2"><text:s/>"to suffer"</text:p>
            <text:p text:style-name="P2"/>
          </table:table-cell>
        </table:table-row>
        <table:table-row>
          <table:table-cell table:style-name="Tabelle1.A2" office:value-type="string">
            <text:p text:style-name="P2">leihen</text:p>
            <text:p text:style-name="P2">(meaning?)</text:p>
          </table:table-cell>
          <table:table-cell table:style-name="Tabelle1.B2" office:value-type="string">
            <text:p text:style-name="P2"><text:s/>"to borrow; to lend, to loan"</text:p>
            <text:p text:style-name="P2">(distantly related to loan)</text:p>
          </table:table-cell>
        </table:table-row>
        <table:table-row>
          <table:table-cell table:style-name="Tabelle1.A2" office:value-type="string">
            <text:p text:style-name="P2">lesen</text:p>
            <text:p text:style-name="P2">(meaning?)</text:p>
          </table:table-cell>
          <table:table-cell table:style-name="Tabelle1.B2" office:value-type="string">
            <text:p text:style-name="P2"><text:s/>"to read; to harvest"</text:p>
            <text:p text:style-name="P2"/>
          </table:table-cell>
        </table:table-row>
        <table:table-row>
          <table:table-cell table:style-name="Tabelle1.A2" office:value-type="string">
            <text:p text:style-name="P2">liegen</text:p>
            <text:p text:style-name="P2">(meaning?)</text:p>
          </table:table-cell>
          <table:table-cell table:style-name="Tabelle1.B2" office:value-type="string">
            <text:p text:style-name="P2"><text:s/>"to lie (to be laid), to be located"</text:p>
            <text:p text:style-name="P2">(related to lie, lay, laid)</text:p>
          </table:table-cell>
        </table:table-row>
        <table:table-row>
          <table:table-cell table:style-name="Tabelle1.A2" office:value-type="string">
            <text:p text:style-name="P2">lügen</text:p>
            <text:p text:style-name="P2">(meaning?)</text:p>
          </table:table-cell>
          <table:table-cell table:style-name="Tabelle1.B2" office:value-type="string">
            <text:p text:style-name="P2"><text:s/>"to lie, to tell a lie"</text:p>
            <text:p text:style-name="P2">(related to lie, lied, lied)</text:p>
          </table:table-cell>
        </table:table-row>
        <table:table-row>
          <table:table-cell table:style-name="Tabelle1.A2" office:value-type="string">
            <text:p text:style-name="P2">messen</text:p>
            <text:p text:style-name="P2">(meaning?)</text:p>
          </table:table-cell>
          <table:table-cell table:style-name="Tabelle1.B2" office:value-type="string">
            <text:p text:style-name="P2"><text:s/>"to measure; (reflexive with mit:) to compete with"</text:p>
            <text:p text:style-name="P2"/>
          </table:table-cell>
        </table:table-row>
        <table:table-row>
          <table:table-cell table:style-name="Tabelle1.A2" office:value-type="string">
            <text:p text:style-name="P2">mögen</text:p>
            <text:p text:style-name="P2">(meaning?)</text:p>
          </table:table-cell>
          <table:table-cell table:style-name="Tabelle1.B2" office:value-type="string">
            <text:p text:style-name="P2"><text:s/>"to like; may (expressing a concession, or an uncertain possibility)"</text:p>
            <text:p text:style-name="P2">(related to may: compare may, might)</text:p>
          </table:table-cell>
        </table:table-row>
        <table:table-row>
          <table:table-cell table:style-name="Tabelle1.A2" office:value-type="string">
            <text:p text:style-name="P2">müssen</text:p>
            <text:p text:style-name="P2">(meaning?)</text:p>
          </table:table-cell>
          <table:table-cell table:style-name="Tabelle1.B2" office:value-type="string">
            <text:p text:style-name="P2"><text:s/>"to have to, to need to, must"</text:p>
            <text:p text:style-name="P2">(related to must)</text:p>
          </table:table-cell>
        </table:table-row>
        <table:table-row>
          <table:table-cell table:style-name="Tabelle1.A2" office:value-type="string">
            <text:p text:style-name="P2">nehmen</text:p>
            <text:p text:style-name="P2">(meaning?)</text:p>
          </table:table-cell>
          <table:table-cell table:style-name="Tabelle1.B2" office:value-type="string">
            <text:p text:style-name="P2"><text:s/>"to take"</text:p>
            <text:p text:style-name="P2"/>
          </table:table-cell>
        </table:table-row>
        <table:table-row>
          <table:table-cell table:style-name="Tabelle1.A2" office:value-type="string">
            <text:p text:style-name="P2">nennen</text:p>
            <text:p text:style-name="P2">(meaning?)</text:p>
          </table:table-cell>
          <table:table-cell table:style-name="Tabelle1.B2" office:value-type="string">
            <text:p text:style-name="P2"><text:s/>"to name, to call"</text:p>
            <text:p text:style-name="P2">(related to name)</text:p>
          </table:table-cell>
        </table:table-row>
        <table:table-row>
          <table:table-cell table:style-name="Tabelle1.A2" office:value-type="string">
            <text:p text:style-name="P2">pfeifen</text:p>
            <text:p text:style-name="P2">(meaning?)</text:p>
          </table:table-cell>
          <table:table-cell table:style-name="Tabelle1.B2" office:value-type="string">
            <text:p text:style-name="P2"><text:s/>"to whistle"</text:p>
            <text:p text:style-name="P2">(related to pipe)</text:p>
          </table:table-cell>
        </table:table-row>
        <table:table-row>
          <table:table-cell table:style-name="Tabelle1.A2" office:value-type="string">
            <text:p text:style-name="P2">raten</text:p>
            <text:p text:style-name="P2">(meaning?)</text:p>
          </table:table-cell>
          <table:table-cell table:style-name="Tabelle1.B2" office:value-type="string">
            <text:p text:style-name="P2"><text:s/>"to advise; to guess"</text:p>
            <text:p text:style-name="P2"/>
          </table:table-cell>
        </table:table-row>
        <table:table-row>
          <table:table-cell table:style-name="Tabelle1.A2" office:value-type="string">
            <text:p text:style-name="P2">reiben</text:p>
            <text:p text:style-name="P2">(meaning?)</text:p>
          </table:table-cell>
          <table:table-cell table:style-name="Tabelle1.B2" office:value-type="string">
            <text:p text:style-name="P2"><text:s/>"to rub; to grate"</text:p>
            <text:p text:style-name="P2"/>
          </table:table-cell>
        </table:table-row>
        <table:table-row>
          <table:table-cell table:style-name="Tabelle1.A2" office:value-type="string">
            <text:p text:style-name="P2">reißen</text:p>
            <text:p text:style-name="P2">(meaning?)</text:p>
          </table:table-cell>
          <table:table-cell table:style-name="Tabelle1.B2" office:value-type="string">
            <text:p text:style-name="P2"><text:s/>"to rip; to snatch; (of animals:) to kill"</text:p>
            <text:p text:style-name="P2"/>
          </table:table-cell>
        </table:table-row>
        <table:table-row>
          <table:table-cell table:style-name="Tabelle1.A2" office:value-type="string">
            <text:p text:style-name="P2">reiten</text:p>
            <text:p text:style-name="P2">(meaning?)</text:p>
          </table:table-cell>
          <table:table-cell table:style-name="Tabelle1.B2" office:value-type="string">
            <text:p text:style-name="P2"><text:s/>"to ride"</text:p>
            <text:p text:style-name="P2">(related: compare ride, rode, ridden)</text:p>
          </table:table-cell>
        </table:table-row>
        <text:soft-page-break/>
        <table:table-row>
          <table:table-cell table:style-name="Tabelle1.A2" office:value-type="string">
            <text:p text:style-name="P2">rennen</text:p>
            <text:p text:style-name="P2">(meaning?)</text:p>
          </table:table-cell>
          <table:table-cell table:style-name="Tabelle1.B2" office:value-type="string">
            <text:p text:style-name="P2"><text:s/>"to run"</text:p>
            <text:p text:style-name="P2">(related: compare run, ran, run)</text:p>
          </table:table-cell>
        </table:table-row>
        <table:table-row>
          <table:table-cell table:style-name="Tabelle1.A2" office:value-type="string">
            <text:p text:style-name="P2">riechen</text:p>
            <text:p text:style-name="P2">(meaning?)</text:p>
          </table:table-cell>
          <table:table-cell table:style-name="Tabelle1.B2" office:value-type="string">
            <text:p text:style-name="P2"><text:s/>"to smell; to reek, to stink"</text:p>
            <text:p text:style-name="P2">(related to reek 'to stink':)</text:p>
          </table:table-cell>
        </table:table-row>
        <table:table-row>
          <table:table-cell table:style-name="Tabelle1.A2" office:value-type="string">
            <text:p text:style-name="P2">rufen</text:p>
            <text:p text:style-name="P2">(meaning?)</text:p>
          </table:table-cell>
          <table:table-cell table:style-name="Tabelle1.B2" office:value-type="string">
            <text:p text:style-name="P2"><text:s/>"to shout"</text:p>
            <text:p text:style-name="P2"/>
          </table:table-cell>
        </table:table-row>
        <table:table-row>
          <table:table-cell table:style-name="Tabelle1.A2" office:value-type="string">
            <text:p text:style-name="P2">schaffen</text:p>
            <text:p text:style-name="P2">(meaning?)</text:p>
          </table:table-cell>
          <table:table-cell table:style-name="Tabelle1.B2" office:value-type="string">
            <text:p text:style-name="P2"><text:s/>"to create"</text:p>
            <text:p text:style-name="P2">(related to shape 'to form': compare shape, shaped, shaped/shapen)</text:p>
          </table:table-cell>
        </table:table-row>
        <table:table-row>
          <table:table-cell table:style-name="Tabelle1.A2" office:value-type="string">
            <text:p text:style-name="P2">scheiden</text:p>
            <text:p text:style-name="P2">(meaning?)</text:p>
          </table:table-cell>
          <table:table-cell table:style-name="Tabelle1.B2" office:value-type="string">
            <text:p text:style-name="P2"><text:s/>"to dissolve, to divorce"</text:p>
            <text:p text:style-name="P2"/>
          </table:table-cell>
        </table:table-row>
        <table:table-row>
          <table:table-cell table:style-name="Tabelle1.A2" office:value-type="string">
            <text:p text:style-name="P2">scheinen</text:p>
            <text:p text:style-name="P2">(meaning?)</text:p>
          </table:table-cell>
          <table:table-cell table:style-name="Tabelle1.B2" office:value-type="string">
            <text:p text:style-name="P2"><text:s/>"to shine, gleam; to seem, to appear"</text:p>
            <text:p text:style-name="P2">(related to shine)</text:p>
          </table:table-cell>
        </table:table-row>
        <table:table-row>
          <table:table-cell table:style-name="Tabelle1.A2" office:value-type="string">
            <text:p text:style-name="P2">schieben</text:p>
            <text:p text:style-name="P2">(meaning?)</text:p>
          </table:table-cell>
          <table:table-cell table:style-name="Tabelle1.B2" office:value-type="string">
            <text:p text:style-name="P2"><text:s/>"to push, to shove"</text:p>
            <text:p text:style-name="P2">(related to shove)</text:p>
          </table:table-cell>
        </table:table-row>
        <table:table-row>
          <table:table-cell table:style-name="Tabelle1.A2" office:value-type="string">
            <text:p text:style-name="P2">schießen</text:p>
            <text:p text:style-name="P2">(meaning?)</text:p>
          </table:table-cell>
          <table:table-cell table:style-name="Tabelle1.B2" office:value-type="string">
            <text:p text:style-name="P2"><text:s/>"to shoot"</text:p>
            <text:p text:style-name="P2">(related: compare shoot, shot, shot))</text:p>
          </table:table-cell>
        </table:table-row>
        <table:table-row>
          <table:table-cell table:style-name="Tabelle1.A2" office:value-type="string">
            <text:p text:style-name="P2">schlafen</text:p>
            <text:p text:style-name="P2">(meaning?)</text:p>
          </table:table-cell>
          <table:table-cell table:style-name="Tabelle1.B2" office:value-type="string">
            <text:p text:style-name="P2"><text:s/>"to sleep"</text:p>
            <text:p text:style-name="P2">(related)</text:p>
          </table:table-cell>
        </table:table-row>
        <table:table-row>
          <table:table-cell table:style-name="Tabelle1.A2" office:value-type="string">
            <text:p text:style-name="P2">schlagen</text:p>
            <text:p text:style-name="P2">(meaning?)</text:p>
          </table:table-cell>
          <table:table-cell table:style-name="Tabelle1.B2" office:value-type="string">
            <text:p text:style-name="P2"><text:s/>"to beat, to hit; to defeat"</text:p>
            <text:p text:style-name="P2">(related to slay: compare slay, slew, slain)</text:p>
          </table:table-cell>
        </table:table-row>
        <table:table-row>
          <table:table-cell table:style-name="Tabelle1.A2" office:value-type="string">
            <text:p text:style-name="P2">schließen</text:p>
            <text:p text:style-name="P2">(meaning?)</text:p>
          </table:table-cell>
          <table:table-cell table:style-name="Tabelle1.B2" office:value-type="string">
            <text:p text:style-name="P2"><text:s/>"to close; to lock; to conclude"</text:p>
            <text:p text:style-name="P2"/>
          </table:table-cell>
        </table:table-row>
        <table:table-row>
          <table:table-cell table:style-name="Tabelle1.A2" office:value-type="string">
            <text:p text:style-name="P2">schneiden</text:p>
            <text:p text:style-name="P2">(meaning?)</text:p>
          </table:table-cell>
          <table:table-cell table:style-name="Tabelle1.B2" office:value-type="string">
            <text:p text:style-name="P2"><text:s/>"to cut; to intersect"</text:p>
            <text:p text:style-name="P2"/>
          </table:table-cell>
        </table:table-row>
        <table:table-row>
          <table:table-cell table:style-name="Tabelle1.A2" office:value-type="string">
            <text:p text:style-name="P2">schreiben</text:p>
            <text:p text:style-name="P2">(meaning?)</text:p>
          </table:table-cell>
          <table:table-cell table:style-name="Tabelle1.B2" office:value-type="string">
            <text:p text:style-name="P2"><text:s/>"to write; to spell"</text:p>
            <text:p text:style-name="P2">(distantly related to scribe, script etc.)</text:p>
          </table:table-cell>
        </table:table-row>
        <table:table-row>
          <table:table-cell table:style-name="Tabelle1.A2" office:value-type="string">
            <text:p text:style-name="P2">schreien</text:p>
            <text:p text:style-name="P2">(meaning?)</text:p>
          </table:table-cell>
          <table:table-cell table:style-name="Tabelle1.B2" office:value-type="string">
            <text:p text:style-name="P2"><text:s/>"to scream, to shout"</text:p>
            <text:p text:style-name="P2">(related to scream)</text:p>
          </table:table-cell>
        </table:table-row>
        <table:table-row>
          <table:table-cell table:style-name="Tabelle1.A2" office:value-type="string">
            <text:p text:style-name="P2">schweigen</text:p>
            <text:p text:style-name="P2">(meaning?)</text:p>
          </table:table-cell>
          <table:table-cell table:style-name="Tabelle1.B2" office:value-type="string">
            <text:p text:style-name="P2"><text:s/>"to be silent, to keep quiet, to stop talking, to shut up"</text:p>
            <text:p text:style-name="P2"/>
          </table:table-cell>
        </table:table-row>
        <table:table-row>
          <table:table-cell table:style-name="Tabelle1.A2" office:value-type="string">
            <text:p text:style-name="P2">schwellen</text:p>
            <text:p text:style-name="P2">(meaning?)</text:p>
          </table:table-cell>
          <table:table-cell table:style-name="Tabelle1.B2" office:value-type="string">
            <text:p text:style-name="P2"><text:s/>"to swell"</text:p>
            <text:p text:style-name="P2">(related: compare swell, swole, swollen)</text:p>
          </table:table-cell>
        </table:table-row>
        <table:table-row>
          <table:table-cell table:style-name="Tabelle1.A2" office:value-type="string">
            <text:p text:style-name="P2">schwimmen</text:p>
            <text:p text:style-name="P2">(meaning?)</text:p>
          </table:table-cell>
          <table:table-cell table:style-name="Tabelle1.B2" office:value-type="string">
            <text:p text:style-name="P2"><text:s/>"to swim; to float"</text:p>
            <text:p text:style-name="P2">(related to swim: compare swim, swam, swum)</text:p>
          </table:table-cell>
        </table:table-row>
        <table:table-row>
          <table:table-cell table:style-name="Tabelle1.A2" office:value-type="string">
            <text:p text:style-name="P2">schwingen</text:p>
            <text:p text:style-name="P2">(meaning?)</text:p>
          </table:table-cell>
          <table:table-cell table:style-name="Tabelle1.B2" office:value-type="string">
            <text:p text:style-name="P2"><text:s/>"to swing; to wave"</text:p>
            <text:p text:style-name="P2">(related to swing: compare swing, swung, swung)</text:p>
          </table:table-cell>
        </table:table-row>
        <table:table-row>
          <table:table-cell table:style-name="Tabelle1.A2" office:value-type="string">
            <text:p text:style-name="P2">schwören</text:p>
            <text:p text:style-name="P2">(meaning?)</text:p>
          </table:table-cell>
          <table:table-cell table:style-name="Tabelle1.B2" office:value-type="string">
            <text:p text:style-name="P2"><text:s/>"to swear, to take an oath"</text:p>
            <text:p text:style-name="P2">(related to swear: compare swear, swore, sworn)</text:p>
          </table:table-cell>
        </table:table-row>
        <text:soft-page-break/>
        <table:table-row>
          <table:table-cell table:style-name="Tabelle1.A2" office:value-type="string">
            <text:p text:style-name="P2">sehen</text:p>
            <text:p text:style-name="P2">(meaning?)</text:p>
          </table:table-cell>
          <table:table-cell table:style-name="Tabelle1.B2" office:value-type="string">
            <text:p text:style-name="P2"><text:s/>"to see"</text:p>
            <text:p text:style-name="P2">(related: compare see, saw, seen)</text:p>
          </table:table-cell>
        </table:table-row>
        <table:table-row>
          <table:table-cell table:style-name="Tabelle1.A2" office:value-type="string">
            <text:p text:style-name="P2">sein</text:p>
            <text:p text:style-name="P2">(meaning?)</text:p>
          </table:table-cell>
          <table:table-cell table:style-name="Tabelle1.B2" office:value-type="string">
            <text:p text:style-name="P2"><text:s/>"to be; to exist"</text:p>
            <text:p text:style-name="P2">(related: compare was, were)</text:p>
          </table:table-cell>
        </table:table-row>
        <table:table-row>
          <table:table-cell table:style-name="Tabelle1.A2" office:value-type="string">
            <text:p text:style-name="P2">singen</text:p>
            <text:p text:style-name="P2">(meaning?)</text:p>
          </table:table-cell>
          <table:table-cell table:style-name="Tabelle1.B2" office:value-type="string">
            <text:p text:style-name="P2"><text:s/>"to sing"</text:p>
            <text:p text:style-name="P2">(related: compare sing, sang, sung)</text:p>
          </table:table-cell>
        </table:table-row>
        <table:table-row>
          <table:table-cell table:style-name="Tabelle1.A2" office:value-type="string">
            <text:p text:style-name="P2">sinken</text:p>
            <text:p text:style-name="P2">(meaning?)</text:p>
          </table:table-cell>
          <table:table-cell table:style-name="Tabelle1.B2" office:value-type="string">
            <text:p text:style-name="P2"><text:s/>"to sink; to fall, to drop"</text:p>
            <text:p text:style-name="P2">(related to sink: compare sink, sank, sunk)</text:p>
          </table:table-cell>
        </table:table-row>
        <table:table-row>
          <table:table-cell table:style-name="Tabelle1.A2" office:value-type="string">
            <text:p text:style-name="P2">sitzen</text:p>
            <text:p text:style-name="P2">(meaning?)</text:p>
          </table:table-cell>
          <table:table-cell table:style-name="Tabelle1.B2" office:value-type="string">
            <text:p text:style-name="P2"><text:s/>"to sit"</text:p>
            <text:p text:style-name="P2">(related: compare sit, sat, sat)</text:p>
          </table:table-cell>
        </table:table-row>
        <table:table-row>
          <table:table-cell table:style-name="Tabelle1.A2" office:value-type="string">
            <text:p text:style-name="P2">sollen</text:p>
            <text:p text:style-name="P2">(meaning?)</text:p>
          </table:table-cell>
          <table:table-cell table:style-name="Tabelle1.B2" office:value-type="string">
            <text:p text:style-name="P2"><text:s/>"to be obligated to, ought, shall"</text:p>
            <text:p text:style-name="P2">(related to shall: compare shall, should)</text:p>
          </table:table-cell>
        </table:table-row>
        <table:table-row>
          <table:table-cell table:style-name="Tabelle1.A2" office:value-type="string">
            <text:p text:style-name="P2">sprechen</text:p>
            <text:p text:style-name="P2">(meaning?)</text:p>
          </table:table-cell>
          <table:table-cell table:style-name="Tabelle1.B2" office:value-type="string">
            <text:p text:style-name="P2"><text:s/>"to speak"</text:p>
            <text:p text:style-name="P2">(related: compare speak, spoke, spoken)</text:p>
          </table:table-cell>
        </table:table-row>
        <table:table-row>
          <table:table-cell table:style-name="Tabelle1.A2" office:value-type="string">
            <text:p text:style-name="P2">springen</text:p>
            <text:p text:style-name="P2">(meaning?)</text:p>
          </table:table-cell>
          <table:table-cell table:style-name="Tabelle1.B2" office:value-type="string">
            <text:p text:style-name="P2"><text:s/>"to jump"</text:p>
            <text:p text:style-name="P2">(related to spring: compare spring, sprang, sprung)</text:p>
          </table:table-cell>
        </table:table-row>
        <table:table-row>
          <table:table-cell table:style-name="Tabelle1.A2" office:value-type="string">
            <text:p text:style-name="P2">stechen</text:p>
            <text:p text:style-name="P2">(meaning?)</text:p>
          </table:table-cell>
          <table:table-cell table:style-name="Tabelle1.B2" office:value-type="string">
            <text:p text:style-name="P2"><text:s/>"to poke; to sting"</text:p>
            <text:p text:style-name="P2"/>
          </table:table-cell>
        </table:table-row>
        <table:table-row>
          <table:table-cell table:style-name="Tabelle1.A2" office:value-type="string">
            <text:p text:style-name="P2">stehen</text:p>
            <text:p text:style-name="P2">(meaning?)</text:p>
          </table:table-cell>
          <table:table-cell table:style-name="Tabelle1.B2" office:value-type="string">
            <text:p text:style-name="P2"><text:s/>"to stand"</text:p>
            <text:p text:style-name="P2">(related: compare stand, stood, stood)</text:p>
          </table:table-cell>
        </table:table-row>
        <table:table-row>
          <table:table-cell table:style-name="Tabelle1.A2" office:value-type="string">
            <text:p text:style-name="P2">stehlen</text:p>
            <text:p text:style-name="P2">(meaning?)</text:p>
          </table:table-cell>
          <table:table-cell table:style-name="Tabelle1.B2" office:value-type="string">
            <text:p text:style-name="P2"><text:s/>"to steal"</text:p>
            <text:p text:style-name="P2">(related: compare steal, stole, stolen)</text:p>
          </table:table-cell>
        </table:table-row>
        <table:table-row>
          <table:table-cell table:style-name="Tabelle1.A2" office:value-type="string">
            <text:p text:style-name="P2">steigen</text:p>
            <text:p text:style-name="P2">(meaning?)</text:p>
          </table:table-cell>
          <table:table-cell table:style-name="Tabelle1.B2" office:value-type="string">
            <text:p text:style-name="P2"><text:s/>"to ascend"</text:p>
            <text:p text:style-name="P2"/>
          </table:table-cell>
        </table:table-row>
        <table:table-row>
          <table:table-cell table:style-name="Tabelle1.A2" office:value-type="string">
            <text:p text:style-name="P2">sterben</text:p>
            <text:p text:style-name="P2">(meaning?)</text:p>
          </table:table-cell>
          <table:table-cell table:style-name="Tabelle1.B2" office:value-type="string">
            <text:p text:style-name="P2"><text:s/>"to die"</text:p>
            <text:p text:style-name="P2">(related to starve 'to die from lack of food')</text:p>
          </table:table-cell>
        </table:table-row>
        <table:table-row>
          <table:table-cell table:style-name="Tabelle1.A2" office:value-type="string">
            <text:p text:style-name="P2">stinken</text:p>
            <text:p text:style-name="P2">(meaning?)</text:p>
          </table:table-cell>
          <table:table-cell table:style-name="Tabelle1.B2" office:value-type="string">
            <text:p text:style-name="P2"><text:s/>"to stink, to reek"</text:p>
            <text:p text:style-name="P2">(related to stink: compare stink, stank, stunk)</text:p>
          </table:table-cell>
        </table:table-row>
        <table:table-row>
          <table:table-cell table:style-name="Tabelle1.A2" office:value-type="string">
            <text:p text:style-name="P2">stoßen</text:p>
            <text:p text:style-name="P2">(meaning?)</text:p>
          </table:table-cell>
          <table:table-cell table:style-name="Tabelle1.B2" office:value-type="string">
            <text:p text:style-name="P2"><text:s/>"to thrust; to bump"</text:p>
            <text:p text:style-name="P2"/>
          </table:table-cell>
        </table:table-row>
        <table:table-row>
          <table:table-cell table:style-name="Tabelle1.A2" office:value-type="string">
            <text:p text:style-name="P2">streichen</text:p>
            <text:p text:style-name="P2">(meaning?)</text:p>
          </table:table-cell>
          <table:table-cell table:style-name="Tabelle1.B2" office:value-type="string">
            <text:p text:style-name="P2"><text:s/>"to stroke; to cancel; to rub; to paint"</text:p>
            <text:p text:style-name="P2"/>
          </table:table-cell>
        </table:table-row>
        <table:table-row>
          <table:table-cell table:style-name="Tabelle1.A2" office:value-type="string">
            <text:p text:style-name="P2">streiten</text:p>
            <text:p text:style-name="P2">(meaning?)</text:p>
          </table:table-cell>
          <table:table-cell table:style-name="Tabelle1.B2" office:value-type="string">
            <text:p text:style-name="P2"><text:s/>"to argue, to fight, to quarrel"</text:p>
            <text:p text:style-name="P2"/>
          </table:table-cell>
        </table:table-row>
        <table:table-row>
          <table:table-cell table:style-name="Tabelle1.A2" office:value-type="string">
            <text:p text:style-name="P2">tragen</text:p>
            <text:p text:style-name="P2">(meaning?)</text:p>
          </table:table-cell>
          <table:table-cell table:style-name="Tabelle1.B2" office:value-type="string">
            <text:p text:style-name="P2"><text:s/>"to carry, to bear; to wear"</text:p>
            <text:p text:style-name="P2"/>
          </table:table-cell>
        </table:table-row>
        <table:table-row>
          <table:table-cell table:style-name="Tabelle1.A2" office:value-type="string">
            <text:p text:style-name="P2">treffen</text:p>
            <text:p text:style-name="P2">(meaning?)</text:p>
          </table:table-cell>
          <table:table-cell table:style-name="Tabelle1.B2" office:value-type="string">
            <text:p text:style-name="P2"><text:s/>"to meet; to hit; to affect"</text:p>
            <text:p text:style-name="P2"/>
          </table:table-cell>
        </table:table-row>
        <text:soft-page-break/>
        <table:table-row>
          <table:table-cell table:style-name="Tabelle1.A2" office:value-type="string">
            <text:p text:style-name="P2">treiben</text:p>
            <text:p text:style-name="P2">(meaning?)</text:p>
          </table:table-cell>
          <table:table-cell table:style-name="Tabelle1.B2" office:value-type="string">
            <text:p text:style-name="P2"><text:s/>"to drive (e.g. livestock); to sprout; to urge; to drift"</text:p>
            <text:p text:style-name="P2">(related to drive 'to compel to move': compare drive, drove driven)</text:p>
          </table:table-cell>
        </table:table-row>
        <table:table-row>
          <table:table-cell table:style-name="Tabelle1.A2" office:value-type="string">
            <text:p text:style-name="P2">treten</text:p>
            <text:p text:style-name="P2">(meaning?)</text:p>
          </table:table-cell>
          <table:table-cell table:style-name="Tabelle1.B2" office:value-type="string">
            <text:p text:style-name="P2"><text:s/>"to step, (transitive:) to tread, to trample; to kick"</text:p>
            <text:p text:style-name="P2">(related to tread 'to walk on something': compare tread, trod, trodden)</text:p>
          </table:table-cell>
        </table:table-row>
        <table:table-row>
          <table:table-cell table:style-name="Tabelle1.A2" office:value-type="string">
            <text:p text:style-name="P2">trinken</text:p>
            <text:p text:style-name="P2">(meaning?)</text:p>
          </table:table-cell>
          <table:table-cell table:style-name="Tabelle1.B2" office:value-type="string">
            <text:p text:style-name="P2"><text:s/>"to drink"</text:p>
            <text:p text:style-name="P2">(related: compare drink, drank, drunk)</text:p>
          </table:table-cell>
        </table:table-row>
        <table:table-row>
          <table:table-cell table:style-name="Tabelle1.A2" office:value-type="string">
            <text:p text:style-name="P2">trügen</text:p>
            <text:p text:style-name="P2">(meaning?)</text:p>
          </table:table-cell>
          <table:table-cell table:style-name="Tabelle1.B2" office:value-type="string">
            <text:p text:style-name="P2"><text:s/>"to deceive, to be deceptive"</text:p>
            <text:p text:style-name="P2"/>
          </table:table-cell>
        </table:table-row>
        <table:table-row>
          <table:table-cell table:style-name="Tabelle1.A2" office:value-type="string">
            <text:p text:style-name="P2">tun</text:p>
            <text:p text:style-name="P2">(meaning?)</text:p>
          </table:table-cell>
          <table:table-cell table:style-name="Tabelle1.B2" office:value-type="string">
            <text:p text:style-name="P2"><text:s/>"to do"</text:p>
            <text:p text:style-name="P2">(related: compare do, did, done)</text:p>
          </table:table-cell>
        </table:table-row>
        <table:table-row>
          <table:table-cell table:style-name="Tabelle1.A2" office:value-type="string">
            <text:p text:style-name="P2">verbergen</text:p>
            <text:p text:style-name="P2">(meaning?)</text:p>
          </table:table-cell>
          <table:table-cell table:style-name="Tabelle1.B2" office:value-type="string">
            <text:p text:style-name="P2"><text:s/>"to hide (something), to conceal, to keep secret"</text:p>
            <text:p text:style-name="P2"/>
          </table:table-cell>
        </table:table-row>
        <table:table-row>
          <table:table-cell table:style-name="Tabelle1.A2" office:value-type="string">
            <text:p text:style-name="P2">verderben</text:p>
            <text:p text:style-name="P2">(meaning?)</text:p>
          </table:table-cell>
          <table:table-cell table:style-name="Tabelle1.B2" office:value-type="string">
            <text:p text:style-name="P2"><text:s/>"to ruin; (intransitive:) to spoil"</text:p>
            <text:p text:style-name="P2"/>
          </table:table-cell>
        </table:table-row>
        <table:table-row>
          <table:table-cell table:style-name="Tabelle1.A2" office:value-type="string">
            <text:p text:style-name="P2">vergessen</text:p>
            <text:p text:style-name="P2">(meaning?)</text:p>
          </table:table-cell>
          <table:table-cell table:style-name="Tabelle1.B2" office:value-type="string">
            <text:p text:style-name="P2"><text:s/>"to forget; to leave (i.e. to forget to take)"</text:p>
            <text:p text:style-name="P2">(related to forget: compare forget, forgot, forgotten)</text:p>
          </table:table-cell>
        </table:table-row>
        <table:table-row>
          <table:table-cell table:style-name="Tabelle1.A2" office:value-type="string">
            <text:p text:style-name="P2">verlieren</text:p>
            <text:p text:style-name="P2">(meaning?)</text:p>
          </table:table-cell>
          <table:table-cell table:style-name="Tabelle1.B2" office:value-type="string">
            <text:p text:style-name="P2"><text:s/>"to lose; to shed"</text:p>
            <text:p text:style-name="P2">(related to forlorn 'abandoned, deserted; miserable, lonely; hopeless')</text:p>
          </table:table-cell>
        </table:table-row>
        <table:table-row>
          <table:table-cell table:style-name="Tabelle1.A2" office:value-type="string">
            <text:p text:style-name="P2">vermeiden</text:p>
            <text:p text:style-name="P2">(meaning?)</text:p>
          </table:table-cell>
          <table:table-cell table:style-name="Tabelle1.B2" office:value-type="string">
            <text:p text:style-name="P2"><text:s/>"to avoid"</text:p>
            <text:p text:style-name="P2"/>
          </table:table-cell>
        </table:table-row>
        <table:table-row>
          <table:table-cell table:style-name="Tabelle1.A2" office:value-type="string">
            <text:p text:style-name="P2">verschwinden</text:p>
            <text:p text:style-name="P2">(meaning?)</text:p>
          </table:table-cell>
          <table:table-cell table:style-name="Tabelle1.B2" office:value-type="string">
            <text:p text:style-name="P2"><text:s/>"to disappear"</text:p>
            <text:p text:style-name="P2"/>
          </table:table-cell>
        </table:table-row>
        <table:table-row>
          <table:table-cell table:style-name="Tabelle1.A2" office:value-type="string">
            <text:p text:style-name="P2">verzeihen</text:p>
            <text:p text:style-name="P2">(meaning?)</text:p>
          </table:table-cell>
          <table:table-cell table:style-name="Tabelle1.B2" office:value-type="string">
            <text:p text:style-name="P2"><text:s/>"to forgive"</text:p>
            <text:p text:style-name="P2"/>
          </table:table-cell>
        </table:table-row>
        <table:table-row>
          <table:table-cell table:style-name="Tabelle1.A2" office:value-type="string">
            <text:p text:style-name="P2">wachsen</text:p>
            <text:p text:style-name="P2">(meaning?)</text:p>
          </table:table-cell>
          <table:table-cell table:style-name="Tabelle1.B2" office:value-type="string">
            <text:p text:style-name="P2"><text:s/>"to grow"</text:p>
            <text:p text:style-name="P2"/>
          </table:table-cell>
        </table:table-row>
        <table:table-row>
          <table:table-cell table:style-name="Tabelle1.A2" office:value-type="string">
            <text:p text:style-name="P2">waschen</text:p>
            <text:p text:style-name="P2">(meaning?)</text:p>
          </table:table-cell>
          <table:table-cell table:style-name="Tabelle1.B2" office:value-type="string">
            <text:p text:style-name="P2"><text:s/>"to wash"</text:p>
            <text:p text:style-name="P2">(related)</text:p>
          </table:table-cell>
        </table:table-row>
        <table:table-row>
          <table:table-cell table:style-name="Tabelle1.A2" office:value-type="string">
            <text:p text:style-name="P2">werben</text:p>
            <text:p text:style-name="P2">(meaning?)</text:p>
          </table:table-cell>
          <table:table-cell table:style-name="Tabelle1.B2" office:value-type="string">
            <text:p text:style-name="P2"><text:s/>"to promote, (with für:) to advertise"</text:p>
            <text:p text:style-name="P2"/>
          </table:table-cell>
        </table:table-row>
        <table:table-row>
          <table:table-cell table:style-name="Tabelle1.A2" office:value-type="string">
            <text:p text:style-name="P2">werden</text:p>
            <text:p text:style-name="P2">(meaning?)</text:p>
          </table:table-cell>
          <table:table-cell table:style-name="Tabelle1.B2" office:value-type="string">
            <text:p text:style-name="P2"><text:s/>"to be going to, will; to become; (forms the passive voice)"</text:p>
          </table:table-cell>
        </table:table-row>
        <table:table-row>
          <table:table-cell table:style-name="Tabelle1.A2" office:value-type="string">
            <text:p text:style-name="P2">werfen</text:p>
            <text:p text:style-name="P2">(meaning?)</text:p>
          </table:table-cell>
          <table:table-cell table:style-name="Tabelle1.B2" office:value-type="string">
            <text:p text:style-name="P2"><text:s/>"to throw; to cast, to project; (of animals:) to give birth"</text:p>
            <text:p text:style-name="P2"/>
          </table:table-cell>
        </table:table-row>
        <table:table-row>
          <table:table-cell table:style-name="Tabelle1.A2" office:value-type="string">
            <text:p text:style-name="P2">wiegen</text:p>
            <text:p text:style-name="P2">(meaning?)</text:p>
          </table:table-cell>
          <table:table-cell table:style-name="Tabelle1.B2" office:value-type="string">
            <text:p text:style-name="P2"><text:s/>"to weigh"</text:p>
            <text:p text:style-name="P2">(related)</text:p>
          </table:table-cell>
        </table:table-row>
        <table:table-row>
          <table:table-cell table:style-name="Tabelle1.A2" office:value-type="string">
            <text:p text:style-name="P2">wissen</text:p>
            <text:p text:style-name="P2"><text:soft-page-break/>(meaning?)</text:p>
          </table:table-cell>
          <table:table-cell table:style-name="Tabelle1.B2" office:value-type="string">
            <text:p text:style-name="P2"><text:s/>"to know (something)"</text:p>
            <text:p text:style-name="P2"><text:soft-page-break/>(related to witness 'someone who has seen something and who knows about it as a consequence')</text:p>
          </table:table-cell>
        </table:table-row>
        <table:table-row>
          <table:table-cell table:style-name="Tabelle1.A2" office:value-type="string">
            <text:p text:style-name="P2">wollen</text:p>
            <text:p text:style-name="P2">(meaning?)</text:p>
          </table:table-cell>
          <table:table-cell table:style-name="Tabelle1.B2" office:value-type="string">
            <text:p text:style-name="P2"><text:s/>"to want; to intend"</text:p>
            <text:p text:style-name="P2">(related to will 'faculty of choice' as in e.g. free will)</text:p>
          </table:table-cell>
        </table:table-row>
        <table:table-row>
          <table:table-cell table:style-name="Tabelle1.A2" office:value-type="string">
            <text:p text:style-name="P2">ziehen</text:p>
            <text:p text:style-name="P2">(meaning?)</text:p>
          </table:table-cell>
          <table:table-cell table:style-name="Tabelle1.B2" office:value-type="string">
            <text:p text:style-name="P2"><text:s/>"to pull; to drag; to draw; (intransitive:) to migrate"</text:p>
            <text:p text:style-name="P2"/>
          </table:table-cell>
        </table:table-row>
        <table:table-row>
          <table:table-cell table:style-name="Tabelle1.A2" office:value-type="string">
            <text:p text:style-name="P2">zwingen</text:p>
            <text:p text:style-name="P2">(meaning?)</text:p>
          </table:table-cell>
          <table:table-cell table:style-name="Tabelle1.B2" office:value-type="string">
            <text:p text:style-name="P2"><text:s/>"to force"</text:p>
            <text:p text:style-name="P2"/>
          </table:table-cell>
        </table:table-row>
      </table:table>
      <text:p text:style-name="P1"/>
      <text:p text:style-name="P1"/>
      <text:p text:style-name="P1"/>
      <text:p text:style-name="P1">The highly irregular forms of the verb <text:span text:style-name="T1">sein</text:span> 'to be'</text:p>
      <text:p text:style-name="P2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">I am</text:p>
            <text:p text:style-name="P2">(present indicative — present subjunctive of sein)</text:p>
            <text:p text:style-name="P2">(German translation?)</text:p>
          </table:table-cell>
          <table:table-cell table:style-name="Tabelle2.B1" office:value-type="string">
            <text:p text:style-name="P2">ich bin — ich sei</text:p>
          </table:table-cell>
        </table:table-row>
        <table:table-row>
          <table:table-cell table:style-name="Tabelle2.A2" office:value-type="string">
            <text:p text:style-name="P2">you are</text:p>
            <text:p text:style-name="P2">(singular)</text:p>
            <text:p text:style-name="P2">(present indicative — present subjunctive of sein)</text:p>
            <text:p text:style-name="P2">(German translation?)</text:p>
          </table:table-cell>
          <table:table-cell table:style-name="Tabelle2.B2" office:value-type="string">
            <text:p text:style-name="P2">du bist — du seiest</text:p>
          </table:table-cell>
        </table:table-row>
        <table:table-row>
          <table:table-cell table:style-name="Tabelle2.A2" office:value-type="string">
            <text:p text:style-name="P2">you are</text:p>
            <text:p text:style-name="P2">(polite singular)</text:p>
            <text:p text:style-name="P2">(present indicative — present subjunctive of sein)</text:p>
            <text:p text:style-name="P2">(German translation?)</text:p>
          </table:table-cell>
          <table:table-cell table:style-name="Tabelle2.B2" office:value-type="string">
            <text:p text:style-name="P2">Sie sind — Sie seien</text:p>
            <text:p text:style-name="P2">(not: sie !)</text:p>
          </table:table-cell>
        </table:table-row>
        <table:table-row>
          <table:table-cell table:style-name="Tabelle2.A2" office:value-type="string">
            <text:p text:style-name="P2">he/she/it is</text:p>
            <text:p text:style-name="P2">(present indicative — present subjunctive of sein)</text:p>
            <text:p text:style-name="P2">(German translation?)</text:p>
          </table:table-cell>
          <table:table-cell table:style-name="Tabelle2.B2" office:value-type="string">
            <text:p text:style-name="P2">er/sie/es ist — er/sie/es sei</text:p>
          </table:table-cell>
        </table:table-row>
        <table:table-row>
          <table:table-cell table:style-name="Tabelle2.A2" office:value-type="string">
            <text:p text:style-name="P2">we are</text:p>
            <text:p text:style-name="P2">(present indicative — present subjunctive of sein)</text:p>
            <text:p text:style-name="P2">(German translation?)</text:p>
          </table:table-cell>
          <table:table-cell table:style-name="Tabelle2.B2" office:value-type="string">
            <text:p text:style-name="P2">wir sind — wir seien</text:p>
          </table:table-cell>
        </table:table-row>
        <table:table-row>
          <table:table-cell table:style-name="Tabelle2.A2" office:value-type="string">
            <text:p text:style-name="P2">you are</text:p>
            <text:p text:style-name="P2">(plural)</text:p>
            <text:p text:style-name="P2">(present indicative — present subjunctive of sein) <text:s text:c="7"/></text:p>
            <text:p text:style-name="P2">(German translation?)</text:p>
          </table:table-cell>
          <table:table-cell table:style-name="Tabelle2.B2" office:value-type="string">
            <text:p text:style-name="P2">ihr seid — ihr seiet</text:p>
          </table:table-cell>
        </table:table-row>
        <table:table-row>
          <table:table-cell table:style-name="Tabelle2.A2" office:value-type="string">
            <text:p text:style-name="P2">they are</text:p>
            <text:p text:style-name="P2">(present indicative</text:p>
            <text:p text:style-name="P2">— present subjunctive of sein)</text:p>
            <text:p text:style-name="P2">(German translation?)</text:p>
          </table:table-cell>
          <table:table-cell table:style-name="Tabelle2.B2" office:value-type="string">
            <text:p text:style-name="P2">sie sind — sie seien</text:p>
          </table:table-cell>
        </table:table-row>
        <table:table-row>
          <table:table-cell table:style-name="Tabelle2.A2" office:value-type="string">
            <text:p text:style-name="P2">Be!</text:p>
            <text:p text:style-name="P2">(singular)</text:p>
            <text:p text:style-name="P2"><text:soft-page-break/>(polite present imperative of sein)</text:p>
            <text:p text:style-name="P2">(German translation?)</text:p>
          </table:table-cell>
          <table:table-cell table:style-name="Tabelle2.B2" office:value-type="string">
            <text:p text:style-name="P2">Seien Sie!</text:p>
          </table:table-cell>
        </table:table-row>
        <table:table-row>
          <table:table-cell table:style-name="Tabelle2.A2" office:value-type="string">
            <text:p text:style-name="P2">Be!</text:p>
            <text:p text:style-name="P2">(plural)</text:p>
            <text:p text:style-name="P2">(present imperative of sein)</text:p>
            <text:p text:style-name="P2">(German translation?)</text:p>
          </table:table-cell>
          <table:table-cell table:style-name="Tabelle2.B2" office:value-type="string">
            <text:p text:style-name="P2">Seid!</text:p>
          </table:table-cell>
        </table:table-row>
      </table:table>
      <text:p text:style-name="P2"/>
      <text:p text:style-name="P1"/>
      <text:p text:style-name="P1"/>
      <text:p text:style-name="P1">Irregular verbs and their forms</text:p>
      <text:p text:style-name="P2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2">backen</text:p>
            <text:p text:style-name="P2">(forms?)</text:p>
          </table:table-cell>
          <table:table-cell table:style-name="Tabelle4.B1" office:value-type="string">
            <text:p text:style-name="P2">(INF:) backen ※ PRS1: back</text:p>
            <text:p text:style-name="P2">— er backt ※ PRS2: back</text:p>
            <text:p text:style-name="P2">— IMP: back!</text:p>
            <text:p text:style-name="P2">— PTT: er backte (conjugated like a regular verb!) ※ PTS: backte (conjugated like a regular verb!)</text:p>
            <text:p text:style-name="P2">— gebacken haben</text:p>
          </table:table-cell>
        </table:table-row>
        <table:table-row>
          <table:table-cell table:style-name="Tabelle4.A2" office:value-type="string">
            <text:p text:style-name="P2">befehlen</text:p>
            <text:p text:style-name="P2">(forms?)</text:p>
          </table:table-cell>
          <table:table-cell table:style-name="Tabelle4.B2" office:value-type="string">
            <text:p text:style-name="P2">(INF:) befehlen ※ PRS1: befehl</text:p>
            <text:p text:style-name="P2">— er befiehlt ※ PRS2: befiehl</text:p>
            <text:p text:style-name="P2">— IMP: befiehl!</text:p>
            <text:p text:style-name="P2">— PTT: er befahl ※ PTS: befähl</text:p>
            <text:p text:style-name="P2">— befohlen haben</text:p>
          </table:table-cell>
        </table:table-row>
        <table:table-row>
          <table:table-cell table:style-name="Tabelle4.A2" office:value-type="string">
            <text:p text:style-name="P2">beginnen</text:p>
            <text:p text:style-name="P2">(forms?)</text:p>
          </table:table-cell>
          <table:table-cell table:style-name="Tabelle4.B2" office:value-type="string">
            <text:p text:style-name="P2">(INF:) beginnen ※ PRS1: beginn</text:p>
            <text:p text:style-name="P2">— er beginnt ※ PRS2: beginn</text:p>
            <text:p text:style-name="P2">— IMP: beginn!</text:p>
            <text:p text:style-name="P2">— PTT: er begann ※ PTS: begänn</text:p>
            <text:p text:style-name="P2">— begonnen haben</text:p>
          </table:table-cell>
        </table:table-row>
        <table:table-row>
          <table:table-cell table:style-name="Tabelle4.A2" office:value-type="string">
            <text:p text:style-name="P2">beißen</text:p>
            <text:p text:style-name="P2">(forms?)</text:p>
          </table:table-cell>
          <table:table-cell table:style-name="Tabelle4.B2" office:value-type="string">
            <text:p text:style-name="P2">(INF:) beißen ※ PRS1: beiß</text:p>
            <text:p text:style-name="P2">— er beißt ※ PRS2: beiß =&gt; du beißt (instead of ‡beißst !)</text:p>
            <text:p text:style-name="P2">— IMP: beiß!</text:p>
            <text:p text:style-name="P2">— PTT: er biss ※ PTS: biss</text:p>
            <text:p text:style-name="P2">— gebissen haben</text:p>
          </table:table-cell>
        </table:table-row>
        <table:table-row>
          <table:table-cell table:style-name="Tabelle4.A2" office:value-type="string">
            <text:p text:style-name="P2">bekommen</text:p>
            <text:p text:style-name="P2">(forms?)</text:p>
          </table:table-cell>
          <table:table-cell table:style-name="Tabelle4.B2" office:value-type="string">
            <text:p text:style-name="P2">(INF:) bekommen ※ PRS1: bekomm</text:p>
            <text:p text:style-name="P2">— er bekommt ※ PRS2: bekomm</text:p>
            <text:p text:style-name="P2">— IMP: bekomm!</text:p>
            <text:p text:style-name="P2">— PTT: er bekam ※ PTS: bekäm</text:p>
            <text:p text:style-name="P2">— bekommen haben</text:p>
          </table:table-cell>
        </table:table-row>
        <text:soft-page-break/>
        <table:table-row>
          <table:table-cell table:style-name="Tabelle4.A2" office:value-type="string">
            <text:p text:style-name="P2">beweisen</text:p>
            <text:p text:style-name="P2">(forms?)</text:p>
          </table:table-cell>
          <table:table-cell table:style-name="Tabelle4.B2" office:value-type="string">
            <text:p text:style-name="P2">(INF:) beweisen ※ PRS1: beweis</text:p>
            <text:p text:style-name="P2">— er beweist ※ PRS2: beweis =&gt; du beweist (instead of ‡beweisst !)</text:p>
            <text:p text:style-name="P2">— IMP: beweis!</text:p>
            <text:p text:style-name="P2">— PTT: er bewies ※ PTS: bewies</text:p>
            <text:p text:style-name="P2">— bewiesen haben</text:p>
          </table:table-cell>
        </table:table-row>
        <table:table-row>
          <table:table-cell table:style-name="Tabelle4.A2" office:value-type="string">
            <text:p text:style-name="P2">bewegen</text:p>
            <text:p text:style-name="P2">(forms?)</text:p>
          </table:table-cell>
          <table:table-cell table:style-name="Tabelle4.B2" office:value-type="string">
            <text:p text:style-name="P2">(INF:) bewegen ※ PRS1: beweg</text:p>
            <text:p text:style-name="P2">— er bewegt ※ PRS2: beweg</text:p>
            <text:p text:style-name="P2">— IMP: beweg!</text:p>
            <text:p text:style-name="P2">— PTT: er bewog ※ PTS: bewög</text:p>
            <text:p text:style-name="P2">— bewogen haben</text:p>
          </table:table-cell>
        </table:table-row>
        <table:table-row>
          <table:table-cell table:style-name="Tabelle4.A2" office:value-type="string">
            <text:p text:style-name="P2">betrügen</text:p>
            <text:p text:style-name="P2">(forms?)</text:p>
          </table:table-cell>
          <table:table-cell table:style-name="Tabelle4.B2" office:value-type="string">
            <text:p text:style-name="P2">(INF:) betrügen ※ PRS1: betrüg</text:p>
            <text:p text:style-name="P2">— er betrügt ※ PRS2: betrüg</text:p>
            <text:p text:style-name="P2">— IMP: betrüg!</text:p>
            <text:p text:style-name="P2">— PTT: er betrog ※ PTS: betrög</text:p>
            <text:p text:style-name="P2">— betrogen haben</text:p>
          </table:table-cell>
        </table:table-row>
        <table:table-row>
          <table:table-cell table:style-name="Tabelle4.A2" office:value-type="string">
            <text:p text:style-name="P2">biegen</text:p>
            <text:p text:style-name="P2">(forms?)</text:p>
          </table:table-cell>
          <table:table-cell table:style-name="Tabelle4.B2" office:value-type="string">
            <text:p text:style-name="P2">(INF:) biegen ※ PRS1: bieg</text:p>
            <text:p text:style-name="P2">— er biegt ※ PRS2: bieg</text:p>
            <text:p text:style-name="P2">— IMP: bieg!</text:p>
            <text:p text:style-name="P2">— PTT: er bog ※ PTS: bög</text:p>
            <text:p text:style-name="P2">— gebogen haben</text:p>
          </table:table-cell>
        </table:table-row>
        <table:table-row>
          <table:table-cell table:style-name="Tabelle4.A2" office:value-type="string">
            <text:p text:style-name="P2">bieten</text:p>
            <text:p text:style-name="P2">(forms?)</text:p>
          </table:table-cell>
          <table:table-cell table:style-name="Tabelle4.B2" office:value-type="string">
            <text:p text:style-name="P2">(INF:) bieten ※ PRS1: biet</text:p>
            <text:p text:style-name="P2">— er bietet ※ PRS2: biete</text:p>
            <text:p text:style-name="P2">— IMP: biet!</text:p>
            <text:p text:style-name="P2">— PTT: er bot ※ PTS: böt</text:p>
            <text:p text:style-name="P2">— geboten haben</text:p>
          </table:table-cell>
        </table:table-row>
        <table:table-row>
          <table:table-cell table:style-name="Tabelle4.A2" office:value-type="string">
            <text:p text:style-name="P2">binden</text:p>
            <text:p text:style-name="P2">(forms?)</text:p>
          </table:table-cell>
          <table:table-cell table:style-name="Tabelle4.B2" office:value-type="string">
            <text:p text:style-name="P2">(INF:) binden ※ PRS1: bind</text:p>
            <text:p text:style-name="P2">— er bindet ※ PRS2: binde</text:p>
            <text:p text:style-name="P2">— IMP: bind!</text:p>
            <text:p text:style-name="P2">— PTT: er band ※ PTS: bänd</text:p>
            <text:p text:style-name="P2">— gebunden haben</text:p>
          </table:table-cell>
        </table:table-row>
        <table:table-row>
          <table:table-cell table:style-name="Tabelle4.A2" office:value-type="string">
            <text:p text:style-name="P2">bitten</text:p>
            <text:p text:style-name="P2">(forms?)</text:p>
          </table:table-cell>
          <table:table-cell table:style-name="Tabelle4.B2" office:value-type="string">
            <text:p text:style-name="P2">(INF:) bitten ※ PRS1: bitt</text:p>
            <text:p text:style-name="P2">— er bittet ※ PRS2: bitte</text:p>
            <text:p text:style-name="P2">— IMP: bitt!</text:p>
            <text:p text:style-name="P2">— PTT: er bat ※ PTS: bät</text:p>
            <text:p text:style-name="P2">— gebeten haben</text:p>
          </table:table-cell>
        </table:table-row>
        <table:table-row>
          <table:table-cell table:style-name="Tabelle4.A2" office:value-type="string">
            <text:p text:style-name="P2">blasen</text:p>
            <text:p text:style-name="P2">(forms?)</text:p>
          </table:table-cell>
          <table:table-cell table:style-name="Tabelle4.B2" office:value-type="string">
            <text:p text:style-name="P2">(INF:) blasen ※ PRS1: blas</text:p>
            <text:p text:style-name="P2">— er bläst ※ PRS2: bläs =&gt; du bläst (instead of ‡blässt !)</text:p>
            <text:p text:style-name="P2">— IMP: blas!</text:p>
            <text:p text:style-name="P2">— PTT: er blies ※ PTS: blies</text:p>
            <text:p text:style-name="P2">— geblasen haben</text:p>
          </table:table-cell>
        </table:table-row>
        <table:table-row>
          <table:table-cell table:style-name="Tabelle4.A2" office:value-type="string">
            <text:p text:style-name="P2">bleiben</text:p>
            <text:p text:style-name="P2"><text:soft-page-break/>(forms?)</text:p>
          </table:table-cell>
          <table:table-cell table:style-name="Tabelle4.B2" office:value-type="string">
            <text:p text:style-name="P2">(INF:) bleiben ※ PRS1: bleib</text:p>
            <text:p text:style-name="P2"><text:soft-page-break/>— er bleibt ※ PRS2: bleib</text:p>
            <text:p text:style-name="P2">— IMP: bleib!</text:p>
            <text:p text:style-name="P2">— PTT: er blieb ※ PTS: blieb</text:p>
            <text:p text:style-name="P2">— geblieben sein</text:p>
          </table:table-cell>
        </table:table-row>
        <table:table-row>
          <table:table-cell table:style-name="Tabelle4.A2" office:value-type="string">
            <text:p text:style-name="P2">braten</text:p>
            <text:p text:style-name="P2">(forms?)</text:p>
          </table:table-cell>
          <table:table-cell table:style-name="Tabelle4.B2" office:value-type="string">
            <text:p text:style-name="P2">(INF:) braten ※ PRS1: brat</text:p>
            <text:p text:style-name="P2">— er brät ※ PRS2: brät (instead of ‡brä !)</text:p>
            <text:p text:style-name="P2">— IMP: brat!</text:p>
            <text:p text:style-name="P2">— PTT: er briet ※ PTS: briet</text:p>
            <text:p text:style-name="P2">— gebraten haben</text:p>
          </table:table-cell>
        </table:table-row>
        <table:table-row>
          <table:table-cell table:style-name="Tabelle4.A2" office:value-type="string">
            <text:p text:style-name="P2">brechen</text:p>
            <text:p text:style-name="P2">(forms?)</text:p>
          </table:table-cell>
          <table:table-cell table:style-name="Tabelle4.B2" office:value-type="string">
            <text:p text:style-name="P2">(INF:) brechen ※ PRS1: brech</text:p>
            <text:p text:style-name="P2">— er bricht ※ PRS2: brich</text:p>
            <text:p text:style-name="P2">— IMP: brich!</text:p>
            <text:p text:style-name="P2">— PTT: er brach ※ PTS: bräch</text:p>
            <text:p text:style-name="P2">— gebrochen haben</text:p>
          </table:table-cell>
        </table:table-row>
        <table:table-row>
          <table:table-cell table:style-name="Tabelle4.A2" office:value-type="string">
            <text:p text:style-name="P2">brennen</text:p>
            <text:p text:style-name="P2">(forms?)</text:p>
          </table:table-cell>
          <table:table-cell table:style-name="Tabelle4.B2" office:value-type="string">
            <text:p text:style-name="P2">(INF:) brennen ※ PRS1: brenn</text:p>
            <text:p text:style-name="P2">— er brennt ※ PRS2: brenn</text:p>
            <text:p text:style-name="P2">— IMP: brenn!</text:p>
            <text:p text:style-name="P2">— PTT: er brannte (conjugated like a regular verb!) ※ PTS: brennte (conjugated like a regular verb; instead of ‡brannte !)</text:p>
            <text:p text:style-name="P2">— gebrannt haben</text:p>
          </table:table-cell>
        </table:table-row>
        <table:table-row>
          <table:table-cell table:style-name="Tabelle4.A2" office:value-type="string">
            <text:p text:style-name="P2">bringen</text:p>
            <text:p text:style-name="P2">(forms?)</text:p>
          </table:table-cell>
          <table:table-cell table:style-name="Tabelle4.B2" office:value-type="string">
            <text:p text:style-name="P2">(INF:) bringen ※ PRS1: bring</text:p>
            <text:p text:style-name="P2">— er bringt ※ PRS2: bring</text:p>
            <text:p text:style-name="P2">— IMP: bring!</text:p>
            <text:p text:style-name="P2">— PTT: er brachte (conjugated like a regular verb!) ※ PTS: brächte (conjugated like a regular verb; instead of ‡brachte !)</text:p>
            <text:p text:style-name="P2">— gebracht haben</text:p>
          </table:table-cell>
        </table:table-row>
        <table:table-row>
          <table:table-cell table:style-name="Tabelle4.A2" office:value-type="string">
            <text:p text:style-name="P2">denken</text:p>
            <text:p text:style-name="P2">(forms?)</text:p>
          </table:table-cell>
          <table:table-cell table:style-name="Tabelle4.B2" office:value-type="string">
            <text:p text:style-name="P2">(INF:) denken ※ PRS1: denk</text:p>
            <text:p text:style-name="P2">— er denkt ※ PRS2: denk</text:p>
            <text:p text:style-name="P2">— IMP: denk!</text:p>
            <text:p text:style-name="P2">— PTT: er dachte (conjugated like a regular verb!) ※ PTS: dächte (conjugated like a regular verb; instead of ‡dachte !)</text:p>
            <text:p text:style-name="P2">— gedacht haben</text:p>
          </table:table-cell>
        </table:table-row>
        <table:table-row>
          <table:table-cell table:style-name="Tabelle4.A2" office:value-type="string">
            <text:p text:style-name="P2">dürfen</text:p>
            <text:p text:style-name="P2">(forms?)</text:p>
          </table:table-cell>
          <table:table-cell table:style-name="Tabelle4.B2" office:value-type="string">
            <text:p text:style-name="P2">(INF:) dürfen ※ PRS1: dürf =&gt; however: ich darf (instead of ich ‡dürfe !)</text:p>
            <text:p text:style-name="P2">— er darf (instead of ‡darft !) ※ PRS2: darf</text:p>
            <text:p text:style-name="P2">— IMP: N/A (doesn't exist!)</text:p>
            <text:p text:style-name="P2">— PTT: er durfte (conjugated like a regular verb!) ※ PTS: dürfte (conjugated like a regular verb; instead of ‡durfte !)</text:p>
            <text:p text:style-name="P2">— gedurft haben</text:p>
          </table:table-cell>
        </table:table-row>
        <table:table-row>
          <table:table-cell table:style-name="Tabelle4.A2" office:value-type="string">
            <text:p text:style-name="P2">empfehlen</text:p>
            <text:p text:style-name="P2">(forms?)</text:p>
          </table:table-cell>
          <table:table-cell table:style-name="Tabelle4.B2" office:value-type="string">
            <text:p text:style-name="P2">(INF:) empfehlen ※ PRS1: empfehl</text:p>
            <text:p text:style-name="P2">— er empfiehlt ※ PRS2: empfiehl</text:p>
            <text:p text:style-name="P2">— IMP: empfiehl!</text:p>
            <text:p text:style-name="P2">— PTT: er empfahl ※ PTS: empfähl</text:p>
            <text:p text:style-name="P2"><text:soft-page-break/>— empfohlen haben</text:p>
          </table:table-cell>
        </table:table-row>
        <table:table-row>
          <table:table-cell table:style-name="Tabelle4.A2" office:value-type="string">
            <text:p text:style-name="P2">essen</text:p>
            <text:p text:style-name="P2">(forms?)</text:p>
          </table:table-cell>
          <table:table-cell table:style-name="Tabelle4.B2" office:value-type="string">
            <text:p text:style-name="P2">(INF:) essen ※ PRS1: ess</text:p>
            <text:p text:style-name="P2">— er isst ※ PRS2: iss = du isst (istead of issst !)</text:p>
            <text:p text:style-name="P2">— IMP: iss!</text:p>
            <text:p text:style-name="P2">— PTT: er aß ※ PTS: äß</text:p>
            <text:p text:style-name="P2">— gegessen haben</text:p>
          </table:table-cell>
        </table:table-row>
        <table:table-row>
          <table:table-cell table:style-name="Tabelle4.A2" office:value-type="string">
            <text:p text:style-name="P2">fahren</text:p>
            <text:p text:style-name="P2">(forms?)</text:p>
          </table:table-cell>
          <table:table-cell table:style-name="Tabelle4.B2" office:value-type="string">
            <text:p text:style-name="P2">(INF:) fahren ※ PRS1: fahr</text:p>
            <text:p text:style-name="P2">— er fährt ※ PRS2: fähr</text:p>
            <text:p text:style-name="P2">— IMP: fahr!</text:p>
            <text:p text:style-name="P2">— PTT: er fuhr ※ PTS: führ</text:p>
            <text:p text:style-name="P2">— gefahren haben (transitive), gefahren sein (intransitive)</text:p>
          </table:table-cell>
        </table:table-row>
        <table:table-row>
          <table:table-cell table:style-name="Tabelle4.A2" office:value-type="string">
            <text:p text:style-name="P2">fallen</text:p>
            <text:p text:style-name="P2">(forms?)</text:p>
          </table:table-cell>
          <table:table-cell table:style-name="Tabelle4.B2" office:value-type="string">
            <text:p text:style-name="P2">(INF:) fallen ※ PRS1: fall</text:p>
            <text:p text:style-name="P2">— er fällt ※ PRS2: fäll</text:p>
            <text:p text:style-name="P2">— IMP: fall!</text:p>
            <text:p text:style-name="P2">— PTT: er fiel ※ PTS: fiel</text:p>
            <text:p text:style-name="P2">— gefallen sein</text:p>
          </table:table-cell>
        </table:table-row>
        <table:table-row>
          <table:table-cell table:style-name="Tabelle4.A2" office:value-type="string">
            <text:p text:style-name="P2">fangen</text:p>
            <text:p text:style-name="P2">(forms?)</text:p>
          </table:table-cell>
          <table:table-cell table:style-name="Tabelle4.B2" office:value-type="string">
            <text:p text:style-name="P2">(INF:) fangen ※ PRS1: fang</text:p>
            <text:p text:style-name="P2">— er fängt ※ PRS2: fäng</text:p>
            <text:p text:style-name="P2">— IMP: fang!</text:p>
            <text:p text:style-name="P2">— PTT: er fing ※ PTS: fing</text:p>
            <text:p text:style-name="P2">— gefangen haben</text:p>
          </table:table-cell>
        </table:table-row>
        <table:table-row>
          <table:table-cell table:style-name="Tabelle4.A2" office:value-type="string">
            <text:p text:style-name="P2">finden</text:p>
            <text:p text:style-name="P2">(forms?)</text:p>
          </table:table-cell>
          <table:table-cell table:style-name="Tabelle4.B2" office:value-type="string">
            <text:p text:style-name="P2">(INF:) finden ※ PRS1: find</text:p>
            <text:p text:style-name="P2">— er findet ※ PRS2: finde</text:p>
            <text:p text:style-name="P2">— IMP: find!</text:p>
            <text:p text:style-name="P2">— PTT: er fand ※ PTS: fänd</text:p>
            <text:p text:style-name="P2">— gefunden haben</text:p>
          </table:table-cell>
        </table:table-row>
        <table:table-row>
          <table:table-cell table:style-name="Tabelle4.A2" office:value-type="string">
            <text:p text:style-name="P2">fliegen</text:p>
            <text:p text:style-name="P2">(forms?)</text:p>
          </table:table-cell>
          <table:table-cell table:style-name="Tabelle4.B2" office:value-type="string">
            <text:p text:style-name="P2">(INF:) fliegen ※ PRS1: flieg</text:p>
            <text:p text:style-name="P2">— er fliegt ※ PRS2: flieg</text:p>
            <text:p text:style-name="P2">— IMP: flieg!</text:p>
            <text:p text:style-name="P2">— PTT: er flog ※ PTS: flög</text:p>
            <text:p text:style-name="P2">— geflogen haben (transitive), geflogen sein (intransitive)</text:p>
          </table:table-cell>
        </table:table-row>
        <table:table-row>
          <table:table-cell table:style-name="Tabelle4.A2" office:value-type="string">
            <text:p text:style-name="P2">fliehen</text:p>
            <text:p text:style-name="P2">(forms?)</text:p>
          </table:table-cell>
          <table:table-cell table:style-name="Tabelle4.B2" office:value-type="string">
            <text:p text:style-name="P2">(INF:) fliehen ※ PRS1: flieh</text:p>
            <text:p text:style-name="P2">— er flieht ※ PRS2: flieh</text:p>
            <text:p text:style-name="P2">— IMP: flieh!</text:p>
            <text:p text:style-name="P2">— PTT: er floh ※ PTS: flöh</text:p>
            <text:p text:style-name="P2">— geflohen sein</text:p>
          </table:table-cell>
        </table:table-row>
        <table:table-row>
          <table:table-cell table:style-name="Tabelle4.A2" office:value-type="string">
            <text:p text:style-name="P2">fließen</text:p>
            <text:p text:style-name="P2">(forms?)</text:p>
          </table:table-cell>
          <table:table-cell table:style-name="Tabelle4.B2" office:value-type="string">
            <text:p text:style-name="P2">(INF:) fließen ※ PRS1: fließ</text:p>
            <text:p text:style-name="P2">— er fließt ※ PRS2: fließ =&gt; du fließt (instead of ‡fließst !)</text:p>
            <text:p text:style-name="P2">— IMP: fließ!</text:p>
            <text:p text:style-name="P2">— PTT: er floss ※ PTS: flöss</text:p>
            <text:p text:style-name="P2">— geflossen sein</text:p>
          </table:table-cell>
        </table:table-row>
        <text:soft-page-break/>
        <table:table-row>
          <table:table-cell table:style-name="Tabelle4.A2" office:value-type="string">
            <text:p text:style-name="P2">fressen</text:p>
            <text:p text:style-name="P2">(forms?)</text:p>
          </table:table-cell>
          <table:table-cell table:style-name="Tabelle4.B2" office:value-type="string">
            <text:p text:style-name="P2">(INF:) fressen ※ PRS1: fress</text:p>
            <text:p text:style-name="P2">— er frisst ※ PRS2: friss =&gt; du frisst (instead of ‡frissst !)</text:p>
            <text:p text:style-name="P2">— IMP: friss!</text:p>
            <text:p text:style-name="P2">— PTT: er fraß ※ PTS: fräß</text:p>
            <text:p text:style-name="P2">— gefressen haben</text:p>
          </table:table-cell>
        </table:table-row>
        <table:table-row>
          <table:table-cell table:style-name="Tabelle4.A2" office:value-type="string">
            <text:p text:style-name="P2">frieren</text:p>
            <text:p text:style-name="P2">(forms?)</text:p>
          </table:table-cell>
          <table:table-cell table:style-name="Tabelle4.B2" office:value-type="string">
            <text:p text:style-name="P2">(INF:) frieren ※ PRS1: frier</text:p>
            <text:p text:style-name="P2">— er friert ※ PRS2: frier</text:p>
            <text:p text:style-name="P2">— IMP: frier!</text:p>
            <text:p text:style-name="P2">— PTT: er fror ※ PTS: frör</text:p>
            <text:p text:style-name="P2">— gefroren haben</text:p>
          </table:table-cell>
        </table:table-row>
        <table:table-row>
          <table:table-cell table:style-name="Tabelle4.A2" office:value-type="string">
            <text:p text:style-name="P2">geben</text:p>
            <text:p text:style-name="P2">(forms?)</text:p>
          </table:table-cell>
          <table:table-cell table:style-name="Tabelle4.B2" office:value-type="string">
            <text:p text:style-name="P2">(INF:) geben ※ PRS1: geb</text:p>
            <text:p text:style-name="P2">— er gibt ※ PRS2: gib</text:p>
            <text:p text:style-name="P2">— IMP: gib!</text:p>
            <text:p text:style-name="P2">— PTT: er gab ※ PTS: gäb</text:p>
            <text:p text:style-name="P2">— gegeben haben</text:p>
          </table:table-cell>
        </table:table-row>
        <table:table-row>
          <table:table-cell table:style-name="Tabelle4.A2" office:value-type="string">
            <text:p text:style-name="P2">gedeihen</text:p>
            <text:p text:style-name="P2">(forms?)</text:p>
          </table:table-cell>
          <table:table-cell table:style-name="Tabelle4.B2" office:value-type="string">
            <text:p text:style-name="P2">(INF:) gedeihen ※ PRS1: gedeih</text:p>
            <text:p text:style-name="P2">— er gedeiht ※ PRS2: gedeih</text:p>
            <text:p text:style-name="P2">— IMP: gedeih!</text:p>
            <text:p text:style-name="P2">— PTT: er gedieh ※ PTS: gedieh</text:p>
            <text:p text:style-name="P2">— gediehen sein</text:p>
          </table:table-cell>
        </table:table-row>
        <table:table-row>
          <table:table-cell table:style-name="Tabelle4.A2" office:value-type="string">
            <text:p text:style-name="P2">gehen</text:p>
            <text:p text:style-name="P2">(forms?)</text:p>
          </table:table-cell>
          <table:table-cell table:style-name="Tabelle4.B2" office:value-type="string">
            <text:p text:style-name="P2">(INF:) gehen ※ PRS1: geh</text:p>
            <text:p text:style-name="P2">— er geht ※ PRS2: geh</text:p>
            <text:p text:style-name="P2">— IMP: geh!</text:p>
            <text:p text:style-name="P2">— PTT: er ging ※ PTS: ging</text:p>
            <text:p text:style-name="P2">— gegangen sein</text:p>
          </table:table-cell>
        </table:table-row>
        <table:table-row>
          <table:table-cell table:style-name="Tabelle4.A2" office:value-type="string">
            <text:p text:style-name="P2">gelingen</text:p>
            <text:p text:style-name="P2">(forms?)</text:p>
          </table:table-cell>
          <table:table-cell table:style-name="Tabelle4.B2" office:value-type="string">
            <text:p text:style-name="P2">(INF:) gelingen ※ PRS1: geling</text:p>
            <text:p text:style-name="P2">— er gelingt ※ PRS2: geling</text:p>
            <text:p text:style-name="P2">— IMP: geling!</text:p>
            <text:p text:style-name="P2">— PTT: er gelang ※ PTS: geläng</text:p>
            <text:p text:style-name="P2">— gelungen sein</text:p>
          </table:table-cell>
        </table:table-row>
        <table:table-row>
          <table:table-cell table:style-name="Tabelle4.A2" office:value-type="string">
            <text:p text:style-name="P2">gelten</text:p>
            <text:p text:style-name="P2">(forms?)</text:p>
          </table:table-cell>
          <table:table-cell table:style-name="Tabelle4.B2" office:value-type="string">
            <text:p text:style-name="P2">(INF:) gelten ※ PRS1: gelt</text:p>
            <text:p text:style-name="P2">— er gilt ※ PRS2: gilt (instead of ‡gil !) </text:p>
            <text:p text:style-name="P2">— IMP: gilt!</text:p>
            <text:p text:style-name="P2">— PTT: er galt ※ PTS: gält</text:p>
            <text:p text:style-name="P2">— gegolten haben</text:p>
          </table:table-cell>
        </table:table-row>
        <table:table-row>
          <table:table-cell table:style-name="Tabelle4.A2" office:value-type="string">
            <text:p text:style-name="P2">genießen</text:p>
            <text:p text:style-name="P2">(forms?)</text:p>
          </table:table-cell>
          <table:table-cell table:style-name="Tabelle4.B2" office:value-type="string">
            <text:p text:style-name="P2">(INF:) genießen ※ PRS1: genieß</text:p>
            <text:p text:style-name="P2">— er genießt ※ PRS2: genieß =&gt; du genießt (instead of ‡genießst !)</text:p>
            <text:p text:style-name="P2">— IMP: genieß!</text:p>
            <text:p text:style-name="P2">— PTT: er genoss ※ PTS: genöss</text:p>
            <text:p text:style-name="P2">— genossen haben</text:p>
          </table:table-cell>
        </table:table-row>
        <table:table-row>
          <table:table-cell table:style-name="Tabelle4.A2" office:value-type="string">
            <text:p text:style-name="P2">geraten</text:p>
            <text:p text:style-name="P2"><text:soft-page-break/>(forms?)</text:p>
          </table:table-cell>
          <table:table-cell table:style-name="Tabelle4.B2" office:value-type="string">
            <text:p text:style-name="P2">(INF:) geraten ※ PRS1: gerat</text:p>
            <text:p text:style-name="P2"><text:soft-page-break/>— er gerät ※ PRS2: gerät (instead of ‡gerä !) </text:p>
            <text:p text:style-name="P2">— IMP: gerat!</text:p>
            <text:p text:style-name="P2">— PTT: er geriet ※ PTS: geriet</text:p>
            <text:p text:style-name="P2">— geraten sein</text:p>
          </table:table-cell>
        </table:table-row>
        <table:table-row>
          <table:table-cell table:style-name="Tabelle4.A2" office:value-type="string">
            <text:p text:style-name="P2">geschehen</text:p>
            <text:p text:style-name="P2">(forms?)</text:p>
          </table:table-cell>
          <table:table-cell table:style-name="Tabelle4.B2" office:value-type="string">
            <text:p text:style-name="P2">(INF:) geschehen ※ PRS1: gescheh</text:p>
            <text:p text:style-name="P2">— er geschieht ※ PRS2: geschieh</text:p>
            <text:p text:style-name="P2">— IMP: geschieh!</text:p>
            <text:p text:style-name="P2">— PTT: er geschah ※ PTS: geschäh</text:p>
            <text:p text:style-name="P2">— geschehen sein</text:p>
          </table:table-cell>
        </table:table-row>
        <table:table-row>
          <table:table-cell table:style-name="Tabelle4.A2" office:value-type="string">
            <text:p text:style-name="P2">gewinnen</text:p>
            <text:p text:style-name="P2">(forms?)</text:p>
          </table:table-cell>
          <table:table-cell table:style-name="Tabelle4.B2" office:value-type="string">
            <text:p text:style-name="P2">(INF:) gewinnen ※ PRS1: gewinn</text:p>
            <text:p text:style-name="P2">— er gewinnt ※ PRS2: gewinn</text:p>
            <text:p text:style-name="P2">— IMP: gewinn!</text:p>
            <text:p text:style-name="P2">— PTT: er gewann ※ PTS: gewänn</text:p>
            <text:p text:style-name="P2">— gewonnen haben</text:p>
          </table:table-cell>
        </table:table-row>
        <table:table-row>
          <table:table-cell table:style-name="Tabelle4.A2" office:value-type="string">
            <text:p text:style-name="P2">gießen</text:p>
            <text:p text:style-name="P2">(forms?)</text:p>
          </table:table-cell>
          <table:table-cell table:style-name="Tabelle4.B2" office:value-type="string">
            <text:p text:style-name="P2">(INF:) gießen ※ PRS1: gieß</text:p>
            <text:p text:style-name="P2">— er gießt ※ PRS2: gieß =&gt; du gießt (instead of ‡gießst !)</text:p>
            <text:p text:style-name="P2">— IMP: gieß!</text:p>
            <text:p text:style-name="P2">— PTT: er goss ※ PTS: göss</text:p>
            <text:p text:style-name="P2">— gegossen haben</text:p>
          </table:table-cell>
        </table:table-row>
        <table:table-row>
          <table:table-cell table:style-name="Tabelle4.A2" office:value-type="string">
            <text:p text:style-name="P2">gleichen</text:p>
            <text:p text:style-name="P2">(forms?)</text:p>
          </table:table-cell>
          <table:table-cell table:style-name="Tabelle4.B2" office:value-type="string">
            <text:p text:style-name="P2">(INF:) gleichen ※ PRS1: gleich</text:p>
            <text:p text:style-name="P2">— er gleicht ※ PRS2: gleich</text:p>
            <text:p text:style-name="P2">— IMP: gleich!</text:p>
            <text:p text:style-name="P2">— PTT: er glich ※ PTS: glich</text:p>
            <text:p text:style-name="P2">— geglichen haben</text:p>
          </table:table-cell>
        </table:table-row>
        <table:table-row>
          <table:table-cell table:style-name="Tabelle4.A2" office:value-type="string">
            <text:p text:style-name="P2">gleiten</text:p>
            <text:p text:style-name="P2">(forms?)</text:p>
          </table:table-cell>
          <table:table-cell table:style-name="Tabelle4.B2" office:value-type="string">
            <text:p text:style-name="P2">(INF:) gleiten ※ PRS1: gleit</text:p>
            <text:p text:style-name="P2">— er gleitet ※ PRS2: gleite</text:p>
            <text:p text:style-name="P2">— IMP: gleit!</text:p>
            <text:p text:style-name="P2">— PTT: er glitt ※ PTS: glitt</text:p>
            <text:p text:style-name="P2">— geglitten sein</text:p>
          </table:table-cell>
        </table:table-row>
        <table:table-row>
          <table:table-cell table:style-name="Tabelle4.A2" office:value-type="string">
            <text:p text:style-name="P2">graben</text:p>
            <text:p text:style-name="P2">(forms?)</text:p>
          </table:table-cell>
          <table:table-cell table:style-name="Tabelle4.B2" office:value-type="string">
            <text:p text:style-name="P2">(INF:) graben ※ PRS1: grab</text:p>
            <text:p text:style-name="P2">— er gräbt ※ PRS2: gräb</text:p>
            <text:p text:style-name="P2">— IMP: grab!</text:p>
            <text:p text:style-name="P2">— PTT: er grub ※ PTS: grüb</text:p>
            <text:p text:style-name="P2">— gegraben haben</text:p>
          </table:table-cell>
        </table:table-row>
        <table:table-row>
          <table:table-cell table:style-name="Tabelle4.A2" office:value-type="string">
            <text:p text:style-name="P2">greifen</text:p>
            <text:p text:style-name="P2">(forms?)</text:p>
          </table:table-cell>
          <table:table-cell table:style-name="Tabelle4.B2" office:value-type="string">
            <text:p text:style-name="P2">(INF:) greifen ※ PRS1: greif</text:p>
            <text:p text:style-name="P2">— er greift ※ PRS2: greif</text:p>
            <text:p text:style-name="P2">— IMP: greif!</text:p>
            <text:p text:style-name="P2">— PTT: er griff ※ PTS: griff</text:p>
            <text:p text:style-name="P2">— gegriffen haben</text:p>
          </table:table-cell>
        </table:table-row>
        <table:table-row>
          <table:table-cell table:style-name="Tabelle4.A2" office:value-type="string">
            <text:p text:style-name="P2">haben</text:p>
            <text:p text:style-name="P2">(forms?)</text:p>
          </table:table-cell>
          <table:table-cell table:style-name="Tabelle4.B2" office:value-type="string">
            <text:p text:style-name="P2">(INF:) haben ※ PRS1: hab</text:p>
            <text:p text:style-name="P2">— er hat ※ PRS2: ha</text:p>
            <text:p text:style-name="P2"><text:soft-page-break/>— IMP: hab!</text:p>
            <text:p text:style-name="P2">— PTT: er hatte (conjugated like a regular verb) ※ PTS: hätte (conjugated like a regular verb; instead of ‡hatte !)</text:p>
            <text:p text:style-name="P2">— gehabt haben</text:p>
          </table:table-cell>
        </table:table-row>
        <table:table-row>
          <table:table-cell table:style-name="Tabelle4.A2" office:value-type="string">
            <text:p text:style-name="P2">halten</text:p>
            <text:p text:style-name="P2">(forms?)</text:p>
          </table:table-cell>
          <table:table-cell table:style-name="Tabelle4.B2" office:value-type="string">
            <text:p text:style-name="P2">(INF:) halten ※ PRS1: halt</text:p>
            <text:p text:style-name="P2">— er hält ※ PRS2: hält (instead of ‡häl !) </text:p>
            <text:p text:style-name="P2">— IMP: halt!</text:p>
            <text:p text:style-name="P2">— PTT: er hielt ※ PTS: hielt</text:p>
            <text:p text:style-name="P2">— gehalten haben</text:p>
          </table:table-cell>
        </table:table-row>
        <table:table-row>
          <table:table-cell table:style-name="Tabelle4.A2" office:value-type="string">
            <text:p text:style-name="P2">hängen</text:p>
            <text:p text:style-name="P2">(forms?)</text:p>
          </table:table-cell>
          <table:table-cell table:style-name="Tabelle4.B2" office:value-type="string">
            <text:p text:style-name="P2">(INF:) hängen ※ PRS1: häng</text:p>
            <text:p text:style-name="P2">— er hängt ※ PRS2: häng</text:p>
            <text:p text:style-name="P2">— IMP: häng!</text:p>
            <text:p text:style-name="P2">— PTT: er hing ※ PTS: hing</text:p>
            <text:p text:style-name="P2">— gehangen haben</text:p>
          </table:table-cell>
        </table:table-row>
        <table:table-row>
          <table:table-cell table:style-name="Tabelle4.A2" office:value-type="string">
            <text:p text:style-name="P2">heben</text:p>
            <text:p text:style-name="P2">(forms?)</text:p>
          </table:table-cell>
          <table:table-cell table:style-name="Tabelle4.B2" office:value-type="string">
            <text:p text:style-name="P2">(INF:) heben ※ PRS1: heb</text:p>
            <text:p text:style-name="P2">— er hebt ※ PRS2: heb</text:p>
            <text:p text:style-name="P2">— IMP: heb!</text:p>
            <text:p text:style-name="P2">— PTT: er hob ※ PTS: höbe</text:p>
            <text:p text:style-name="P2">— gehoben haben</text:p>
          </table:table-cell>
        </table:table-row>
        <table:table-row>
          <table:table-cell table:style-name="Tabelle4.A2" office:value-type="string">
            <text:p text:style-name="P2">heißen</text:p>
            <text:p text:style-name="P2">(forms?)</text:p>
          </table:table-cell>
          <table:table-cell table:style-name="Tabelle4.B2" office:value-type="string">
            <text:p text:style-name="P2">(INF:) heißen ※ PRS1: heiß</text:p>
            <text:p text:style-name="P2">— er heißt ※ PRS2: heiß =&gt; du heißt (instead of ‡heißst !)</text:p>
            <text:p text:style-name="P2">— IMP: heiß!</text:p>
            <text:p text:style-name="P2">— PTT: er hieß ※ PTS: hieß</text:p>
            <text:p text:style-name="P2">— geheißen haben</text:p>
          </table:table-cell>
        </table:table-row>
        <table:table-row>
          <table:table-cell table:style-name="Tabelle4.A2" office:value-type="string">
            <text:p text:style-name="P2">helfen</text:p>
            <text:p text:style-name="P2">(forms?)</text:p>
          </table:table-cell>
          <table:table-cell table:style-name="Tabelle4.B2" office:value-type="string">
            <text:p text:style-name="P2">(INF:) helfen ※ PRS1: helf</text:p>
            <text:p text:style-name="P2">— er hilft ※ PRS2: hilf</text:p>
            <text:p text:style-name="P2">— IMP: hilf!</text:p>
            <text:p text:style-name="P2">— PTT: er half ※ PTS: hälf</text:p>
            <text:p text:style-name="P2">— geholfen haben</text:p>
          </table:table-cell>
        </table:table-row>
        <table:table-row>
          <table:table-cell table:style-name="Tabelle4.A2" office:value-type="string">
            <text:p text:style-name="P2">kennen</text:p>
            <text:p text:style-name="P2">(forms?)</text:p>
          </table:table-cell>
          <table:table-cell table:style-name="Tabelle4.B2" office:value-type="string">
            <text:p text:style-name="P2">(INF:) kennen ※ PRS1: kenn</text:p>
            <text:p text:style-name="P2">— er kennt ※ PRS2: kenn</text:p>
            <text:p text:style-name="P2">— IMP: kenn!</text:p>
            <text:p text:style-name="P2">— PTT: er kannte (conjugated like a regular verb) ※ PTS: kennte (conjugated like a regular verb; instead of ‡kannte !)</text:p>
            <text:p text:style-name="P2">— gekannt haben</text:p>
          </table:table-cell>
        </table:table-row>
        <table:table-row>
          <table:table-cell table:style-name="Tabelle4.A2" office:value-type="string">
            <text:p text:style-name="P2">klingen</text:p>
            <text:p text:style-name="P2">(forms?)</text:p>
          </table:table-cell>
          <table:table-cell table:style-name="Tabelle4.B2" office:value-type="string">
            <text:p text:style-name="P2">(INF:) klingen ※ PRS1: kling</text:p>
            <text:p text:style-name="P2">— er klingt ※ PRS2: kling</text:p>
            <text:p text:style-name="P2">— IMP: kling!</text:p>
            <text:p text:style-name="P2">— PTT: er klang ※ PTS: kläng</text:p>
            <text:p text:style-name="P2">— geklungen haben</text:p>
          </table:table-cell>
        </table:table-row>
        <table:table-row>
          <table:table-cell table:style-name="Tabelle4.A2" office:value-type="string">
            <text:p text:style-name="P2">kommen</text:p>
            <text:p text:style-name="P2"><text:soft-page-break/>(forms?)</text:p>
          </table:table-cell>
          <table:table-cell table:style-name="Tabelle4.B2" office:value-type="string">
            <text:p text:style-name="P2">(INF:) kommen ※ PRS1: komm</text:p>
            <text:p text:style-name="P2"><text:soft-page-break/>— er kommt ※ PRS2: komm</text:p>
            <text:p text:style-name="P2">— IMP: komm!</text:p>
            <text:p text:style-name="P2">— PTT: er kam ※ PTS: käm</text:p>
            <text:p text:style-name="P2">— gekommen sein</text:p>
          </table:table-cell>
        </table:table-row>
        <table:table-row>
          <table:table-cell table:style-name="Tabelle4.A2" office:value-type="string">
            <text:p text:style-name="P2">können</text:p>
            <text:p text:style-name="P2">(forms?)</text:p>
          </table:table-cell>
          <table:table-cell table:style-name="Tabelle4.B2" office:value-type="string">
            <text:p text:style-name="P2">(INF:) können ※ PRS1: könn =&gt; however: ich kann (instead of ich ‡könne !)</text:p>
            <text:p text:style-name="P2">— er kann (instead of ‡kannt !) ※ PRS2: kann</text:p>
            <text:p text:style-name="P2">— IMP: N/A (doesn't exist!)</text:p>
            <text:p text:style-name="P2">— PTT: er konnte (conjugated like a regular verb!) ※ PTS: könnte (conjugated like a regular verb; instead of ‡konnte !)</text:p>
            <text:p text:style-name="P2">— gekonnt haben</text:p>
          </table:table-cell>
        </table:table-row>
        <table:table-row>
          <table:table-cell table:style-name="Tabelle4.A2" office:value-type="string">
            <text:p text:style-name="P2">kriechen</text:p>
            <text:p text:style-name="P2">(forms?)</text:p>
          </table:table-cell>
          <table:table-cell table:style-name="Tabelle4.B2" office:value-type="string">
            <text:p text:style-name="P2">(INF:) kriechen ※ PRS1: kriech</text:p>
            <text:p text:style-name="P2">— er kriecht ※ PRS2: kriech</text:p>
            <text:p text:style-name="P2">— IMP: kriech!</text:p>
            <text:p text:style-name="P2">— PTT: er kroch ※ PTS: kröch</text:p>
            <text:p text:style-name="P2">— gekrochen sein</text:p>
          </table:table-cell>
        </table:table-row>
        <table:table-row>
          <table:table-cell table:style-name="Tabelle4.A2" office:value-type="string">
            <text:p text:style-name="P2">laden</text:p>
            <text:p text:style-name="P2">(forms?)</text:p>
          </table:table-cell>
          <table:table-cell table:style-name="Tabelle4.B2" office:value-type="string">
            <text:p text:style-name="P2">(INF:) laden ※ PRS1: lad</text:p>
            <text:p text:style-name="P2">— er lädt (instead of ‡ladet !) <text:s/>※ PRS2: läd</text:p>
            <text:p text:style-name="P2">— IMP: lad!</text:p>
            <text:p text:style-name="P2">— PTT: er lud ※ PTS: lüd</text:p>
            <text:p text:style-name="P2">— geladen haben</text:p>
          </table:table-cell>
        </table:table-row>
        <table:table-row>
          <table:table-cell table:style-name="Tabelle4.A2" office:value-type="string">
            <text:p text:style-name="P2">lassen</text:p>
            <text:p text:style-name="P2">(forms?)</text:p>
          </table:table-cell>
          <table:table-cell table:style-name="Tabelle4.B2" office:value-type="string">
            <text:p text:style-name="P2">(INF:) lassen ※ PRS1: lass</text:p>
            <text:p text:style-name="P2">— er lässt ※ PRS2: läss =&gt; du lässt (instead of ‡lässst !)</text:p>
            <text:p text:style-name="P2">— IMP: lass!</text:p>
            <text:p text:style-name="P2">— PTT: er ließ ※ PTS: ließ</text:p>
            <text:p text:style-name="P2">— gelassen haben</text:p>
          </table:table-cell>
        </table:table-row>
        <table:table-row>
          <table:table-cell table:style-name="Tabelle4.A2" office:value-type="string">
            <text:p text:style-name="P2">laufen</text:p>
            <text:p text:style-name="P2">(forms?)</text:p>
          </table:table-cell>
          <table:table-cell table:style-name="Tabelle4.B2" office:value-type="string">
            <text:p text:style-name="P2">(INF:) laufen ※ PRS1: lauf</text:p>
            <text:p text:style-name="P2">— er läuft ※ PRS2: läuf</text:p>
            <text:p text:style-name="P2">— IMP: lauf!</text:p>
            <text:p text:style-name="P2">— PTT: er lief ※ PTS: lief</text:p>
            <text:p text:style-name="P2">— gelaufen sein</text:p>
          </table:table-cell>
        </table:table-row>
        <table:table-row>
          <table:table-cell table:style-name="Tabelle4.A2" office:value-type="string">
            <text:p text:style-name="P2">leiden</text:p>
            <text:p text:style-name="P2">(forms?)</text:p>
          </table:table-cell>
          <table:table-cell table:style-name="Tabelle4.B2" office:value-type="string">
            <text:p text:style-name="P2">(INF:) leiden ※ PRS1: leid</text:p>
            <text:p text:style-name="P2">— er leidet ※ PRS2: leide</text:p>
            <text:p text:style-name="P2">— IMP: leid!</text:p>
            <text:p text:style-name="P2">— PTT: er litt ※ PTS: litt</text:p>
            <text:p text:style-name="P2">— gelitten haben</text:p>
          </table:table-cell>
        </table:table-row>
        <table:table-row>
          <table:table-cell table:style-name="Tabelle4.A2" office:value-type="string">
            <text:p text:style-name="P2">leihen</text:p>
            <text:p text:style-name="P2">(forms?)</text:p>
          </table:table-cell>
          <table:table-cell table:style-name="Tabelle4.B2" office:value-type="string">
            <text:p text:style-name="P2">(INF:) leihen ※ PRS1: leih</text:p>
            <text:p text:style-name="P2">— er leiht ※ PRS2: leih</text:p>
            <text:p text:style-name="P2">— IMP: leih!</text:p>
            <text:p text:style-name="P2">— PTT: er lieh ※ PTS: lieh</text:p>
            <text:p text:style-name="P2">— geliehen haben</text:p>
          </table:table-cell>
        </table:table-row>
        <table:table-row>
          <table:table-cell table:style-name="Tabelle4.A2" office:value-type="string">
            <text:p text:style-name="P2">lesen</text:p>
            <text:p text:style-name="P2"><text:soft-page-break/>(forms?)</text:p>
          </table:table-cell>
          <table:table-cell table:style-name="Tabelle4.B2" office:value-type="string">
            <text:p text:style-name="P2">(INF:) lesen ※ PRS1: les</text:p>
            <text:p text:style-name="P2"><text:soft-page-break/>— er liest ※ PRS2: lies =&gt; du liest (instead of ‡liesst !)</text:p>
            <text:p text:style-name="P2">— IMP: lies!</text:p>
            <text:p text:style-name="P2">— PTT: er las ※ PTS: läs</text:p>
            <text:p text:style-name="P2">— gelesen haben</text:p>
          </table:table-cell>
        </table:table-row>
        <table:table-row>
          <table:table-cell table:style-name="Tabelle4.A2" office:value-type="string">
            <text:p text:style-name="P2">liegen</text:p>
            <text:p text:style-name="P2">(forms?)</text:p>
          </table:table-cell>
          <table:table-cell table:style-name="Tabelle4.B2" office:value-type="string">
            <text:p text:style-name="P2">(INF:) liegen ※ PRS1: lieg</text:p>
            <text:p text:style-name="P2">— er liegt ※ PRS2: lieg</text:p>
            <text:p text:style-name="P2">— IMP: lieg!</text:p>
            <text:p text:style-name="P2">— PTT: er lag ※ PTS: läg</text:p>
            <text:p text:style-name="P2">— gelegen haben</text:p>
          </table:table-cell>
        </table:table-row>
        <table:table-row>
          <table:table-cell table:style-name="Tabelle4.A2" office:value-type="string">
            <text:p text:style-name="P2">lügen</text:p>
            <text:p text:style-name="P2">(forms?)</text:p>
          </table:table-cell>
          <table:table-cell table:style-name="Tabelle4.B2" office:value-type="string">
            <text:p text:style-name="P2">(INF:) lügen ※ PRS1: lüg</text:p>
            <text:p text:style-name="P2">— er lügt ※ PRS2: lüg</text:p>
            <text:p text:style-name="P2">— IMP: lüg!</text:p>
            <text:p text:style-name="P2">— PTT: er log ※ PTS: lög</text:p>
            <text:p text:style-name="P2">— gelogen haben</text:p>
          </table:table-cell>
        </table:table-row>
        <table:table-row>
          <table:table-cell table:style-name="Tabelle4.A2" office:value-type="string">
            <text:p text:style-name="P2">messen</text:p>
            <text:p text:style-name="P2">(forms?)</text:p>
          </table:table-cell>
          <table:table-cell table:style-name="Tabelle4.B2" office:value-type="string">
            <text:p text:style-name="P2">(INF:) messen ※ PRS1: mess</text:p>
            <text:p text:style-name="P2">— er misst ※ PRS2: miss =&gt; du misst (instead of ‡missst !)</text:p>
            <text:p text:style-name="P2">— IMP: miss!</text:p>
            <text:p text:style-name="P2">— PTT: er maß ※ PTS: mäß</text:p>
            <text:p text:style-name="P2">— gemessen haben</text:p>
          </table:table-cell>
        </table:table-row>
        <table:table-row>
          <table:table-cell table:style-name="Tabelle4.A2" office:value-type="string">
            <text:p text:style-name="P2">mögen</text:p>
            <text:p text:style-name="P2">(forms?)</text:p>
          </table:table-cell>
          <table:table-cell table:style-name="Tabelle4.B2" office:value-type="string">
            <text:p text:style-name="P2">(INF:) mögen ※ PRS1: mög =&gt; however: ich mag (instead of ich ‡möge !)</text:p>
            <text:p text:style-name="P2">— er mag (instead of ‡magt !) ※ PRS2: mag</text:p>
            <text:p text:style-name="P2">— IMP: N/A (doesn't exist!)</text:p>
            <text:p text:style-name="P2">— PTT: er mochte (conjugated like a regular verb!) ※ PTS: möchte (conjugated like a regular verb; instead of ‡mochte !)</text:p>
            <text:p text:style-name="P2">— gemocht haben</text:p>
          </table:table-cell>
        </table:table-row>
        <table:table-row>
          <table:table-cell table:style-name="Tabelle4.A2" office:value-type="string">
            <text:p text:style-name="P2">müssen</text:p>
            <text:p text:style-name="P2">(forms?)</text:p>
          </table:table-cell>
          <table:table-cell table:style-name="Tabelle4.B2" office:value-type="string">
            <text:p text:style-name="P2">(INF:) müssen ※ PRS1: müss =&gt; however: ich muss (instead of ich ‡müsse !)</text:p>
            <text:p text:style-name="P2">— er muss (instead of ‡musst !) ※ PRS2: muss =&gt; du musst (instead of ‡mussst !)</text:p>
            <text:p text:style-name="P2">— IMP: N/A (doesn't exist!)</text:p>
            <text:p text:style-name="P2">— PTT: er musste (conjugated like a regular verb!) ※ PTS: müsste (conjugated like a regular verb; instead of ‡musste !)</text:p>
            <text:p text:style-name="P2">— gemusst haben</text:p>
          </table:table-cell>
        </table:table-row>
        <table:table-row>
          <table:table-cell table:style-name="Tabelle4.A2" office:value-type="string">
            <text:p text:style-name="P2">nehmen</text:p>
            <text:p text:style-name="P2">(forms?)</text:p>
          </table:table-cell>
          <table:table-cell table:style-name="Tabelle4.B2" office:value-type="string">
            <text:p text:style-name="P2">(INF:) nehmen ※ PRS1: nehm</text:p>
            <text:p text:style-name="P2">— er nimmt ※ PRS2: nimm</text:p>
            <text:p text:style-name="P2">— IMP: nimm!</text:p>
            <text:p text:style-name="P2">— PTT: er nahm ※ PTS: nähm</text:p>
            <text:p text:style-name="P2">— genommen haben</text:p>
          </table:table-cell>
        </table:table-row>
        <table:table-row>
          <table:table-cell table:style-name="Tabelle4.A2" office:value-type="string">
            <text:p text:style-name="P2">nennen</text:p>
            <text:p text:style-name="P2">(forms?)</text:p>
          </table:table-cell>
          <table:table-cell table:style-name="Tabelle4.B2" office:value-type="string">
            <text:p text:style-name="P2">(INF:) nennen ※ PRS1: nenn</text:p>
            <text:p text:style-name="P2">— er nennt ※ PRS2: nenn</text:p>
            <text:p text:style-name="P2">— IMP: nenn!</text:p>
            <text:p text:style-name="P2">— PTT: er nannte (conjugated like a regular verb) ※ PTS: nennte (conjugated like a regular verb; instead of ‡nannte !)</text:p>
            <text:p text:style-name="P2"><text:soft-page-break/>— genannt haben</text:p>
          </table:table-cell>
        </table:table-row>
        <table:table-row>
          <table:table-cell table:style-name="Tabelle4.A2" office:value-type="string">
            <text:p text:style-name="P2">pfeifen</text:p>
            <text:p text:style-name="P2">(forms?)</text:p>
          </table:table-cell>
          <table:table-cell table:style-name="Tabelle4.B2" office:value-type="string">
            <text:p text:style-name="P2">(INF:) pfeifen ※ PRS1: pfeif</text:p>
            <text:p text:style-name="P2">— er pfeift ※ PRS2: pfeif</text:p>
            <text:p text:style-name="P2">— IMP: pfeif!</text:p>
            <text:p text:style-name="P2">— PTT: er pfiff ※ PTS: pfiff</text:p>
            <text:p text:style-name="P2">— gepfiffen haben</text:p>
          </table:table-cell>
        </table:table-row>
        <table:table-row>
          <table:table-cell table:style-name="Tabelle4.A2" office:value-type="string">
            <text:p text:style-name="P2">raten</text:p>
            <text:p text:style-name="P2">(forms?)</text:p>
          </table:table-cell>
          <table:table-cell table:style-name="Tabelle4.B2" office:value-type="string">
            <text:p text:style-name="P2">(INF:) raten ※ PRS1: rat</text:p>
            <text:p text:style-name="P2">— er rät ※ PRS2: rät (instead of ‡rä !)</text:p>
            <text:p text:style-name="P2">— IMP: rat!</text:p>
            <text:p text:style-name="P2">— PTT: er riet ※ PTS: riet</text:p>
            <text:p text:style-name="P2">— geraten haben</text:p>
          </table:table-cell>
        </table:table-row>
        <table:table-row>
          <table:table-cell table:style-name="Tabelle4.A2" office:value-type="string">
            <text:p text:style-name="P2">reiben</text:p>
            <text:p text:style-name="P2">(forms?)</text:p>
          </table:table-cell>
          <table:table-cell table:style-name="Tabelle4.B2" office:value-type="string">
            <text:p text:style-name="P2">(INF:) reiben ※ PRS1: reib</text:p>
            <text:p text:style-name="P2">— er reibt ※ PRS2: reib</text:p>
            <text:p text:style-name="P2">— IMP: reib!</text:p>
            <text:p text:style-name="P2">— PTT: er rieb ※ PTS: rieb</text:p>
            <text:p text:style-name="P2">— gerieben haben</text:p>
          </table:table-cell>
        </table:table-row>
        <table:table-row>
          <table:table-cell table:style-name="Tabelle4.A2" office:value-type="string">
            <text:p text:style-name="P2">reißen</text:p>
            <text:p text:style-name="P2">(forms?)</text:p>
          </table:table-cell>
          <table:table-cell table:style-name="Tabelle4.B2" office:value-type="string">
            <text:p text:style-name="P2">(INF:) reißen ※ PRS1: reiß</text:p>
            <text:p text:style-name="P2">— er reißt ※ PRS2: reiß =&gt; du reißt (instead of ‡reißst !)</text:p>
            <text:p text:style-name="P2">— IMP: reiß!</text:p>
            <text:p text:style-name="P2">— PTT: er riss ※ PTS: riss</text:p>
            <text:p text:style-name="P2">— gerissen haben</text:p>
          </table:table-cell>
        </table:table-row>
        <table:table-row>
          <table:table-cell table:style-name="Tabelle4.A2" office:value-type="string">
            <text:p text:style-name="P2">reiten</text:p>
            <text:p text:style-name="P2">(forms?)</text:p>
          </table:table-cell>
          <table:table-cell table:style-name="Tabelle4.B2" office:value-type="string">
            <text:p text:style-name="P2">(INF:) reiten ※ PRS1: reit</text:p>
            <text:p text:style-name="P2">— er reitet ※ PRS2: reite</text:p>
            <text:p text:style-name="P2">— IMP: reit!</text:p>
            <text:p text:style-name="P2">— PTT: er ritt ※ PTS: ritt</text:p>
            <text:p text:style-name="P2">— geritten haben (transitive), geritten sein (intransitive)</text:p>
          </table:table-cell>
        </table:table-row>
        <table:table-row>
          <table:table-cell table:style-name="Tabelle4.A2" office:value-type="string">
            <text:p text:style-name="P2">rennen</text:p>
            <text:p text:style-name="P2">(forms?)</text:p>
          </table:table-cell>
          <table:table-cell table:style-name="Tabelle4.B2" office:value-type="string">
            <text:p text:style-name="P2">(INF:) rennen ※ PRS1: renn</text:p>
            <text:p text:style-name="P2">— er rennt ※ PRS2: renn</text:p>
            <text:p text:style-name="P2">— IMP: renn!</text:p>
            <text:p text:style-name="P2">— PTT: er rannte (conjugated like a regular verb) ※ PTS: rennte (conjugated like a regular verb; instead of ‡rannte !)</text:p>
            <text:p text:style-name="P2">— gerannt sein</text:p>
          </table:table-cell>
        </table:table-row>
        <table:table-row>
          <table:table-cell table:style-name="Tabelle4.A2" office:value-type="string">
            <text:p text:style-name="P2">riechen</text:p>
            <text:p text:style-name="P2">(forms?)</text:p>
          </table:table-cell>
          <table:table-cell table:style-name="Tabelle4.B2" office:value-type="string">
            <text:p text:style-name="P2">(INF:) riechen ※ PRS1: riech</text:p>
            <text:p text:style-name="P2">— er riecht ※ PRS2: riech</text:p>
            <text:p text:style-name="P2">— IMP: riech!</text:p>
            <text:p text:style-name="P2">— PTT: er roch ※ PTS: röch</text:p>
            <text:p text:style-name="P2">— gerochen haben</text:p>
          </table:table-cell>
        </table:table-row>
        <table:table-row>
          <table:table-cell table:style-name="Tabelle4.A2" office:value-type="string">
            <text:p text:style-name="P2">rufen</text:p>
            <text:p text:style-name="P2">(forms?)</text:p>
          </table:table-cell>
          <table:table-cell table:style-name="Tabelle4.B2" office:value-type="string">
            <text:p text:style-name="P2">(INF:) rufen ※ PRS1: ruf</text:p>
            <text:p text:style-name="P2">— er ruft ※ PRS2: ruf</text:p>
            <text:p text:style-name="P2">— IMP: ruf!</text:p>
            <text:p text:style-name="P2">— PTT: er rief ※ PTS: rief</text:p>
            <text:p text:style-name="P2"><text:soft-page-break/>— gerufen haben</text:p>
          </table:table-cell>
        </table:table-row>
        <table:table-row>
          <table:table-cell table:style-name="Tabelle4.A2" office:value-type="string">
            <text:p text:style-name="P2">schaffen</text:p>
            <text:p text:style-name="P2">(forms?)</text:p>
          </table:table-cell>
          <table:table-cell table:style-name="Tabelle4.B2" office:value-type="string">
            <text:p text:style-name="P2">(INF:) schaffen ※ PRS1: schaff</text:p>
            <text:p text:style-name="P2">— er schafft ※ PRS2: schaff</text:p>
            <text:p text:style-name="P2">— IMP: schaff!</text:p>
            <text:p text:style-name="P2">— PTT: er schuf ※ PTS: schüf</text:p>
            <text:p text:style-name="P2">— geschaffen haben</text:p>
          </table:table-cell>
        </table:table-row>
        <table:table-row>
          <table:table-cell table:style-name="Tabelle4.A2" office:value-type="string">
            <text:p text:style-name="P2">scheiden</text:p>
            <text:p text:style-name="P2">(forms?)</text:p>
          </table:table-cell>
          <table:table-cell table:style-name="Tabelle4.B2" office:value-type="string">
            <text:p text:style-name="P2">(INF:) scheiden ※ PRS1: scheid</text:p>
            <text:p text:style-name="P2">— er scheidet ※ PRS2: scheide</text:p>
            <text:p text:style-name="P2">— IMP: scheid!</text:p>
            <text:p text:style-name="P2">— PTT: er schied ※ PTS: schied</text:p>
            <text:p text:style-name="P2">— geschieden haben</text:p>
          </table:table-cell>
        </table:table-row>
        <table:table-row>
          <table:table-cell table:style-name="Tabelle4.A2" office:value-type="string">
            <text:p text:style-name="P2">scheinen</text:p>
            <text:p text:style-name="P2">(forms?)</text:p>
          </table:table-cell>
          <table:table-cell table:style-name="Tabelle4.B2" office:value-type="string">
            <text:p text:style-name="P2">(INF:) scheinen ※ PRS1: schein</text:p>
            <text:p text:style-name="P2">— er scheint ※ PRS2: schein</text:p>
            <text:p text:style-name="P2">— IMP: schein!</text:p>
            <text:p text:style-name="P2">— PTT: er schien ※ PTS: schien</text:p>
            <text:p text:style-name="P2">— geschienen haben</text:p>
          </table:table-cell>
        </table:table-row>
        <table:table-row>
          <table:table-cell table:style-name="Tabelle4.A2" office:value-type="string">
            <text:p text:style-name="P2">schieben</text:p>
            <text:p text:style-name="P2">(forms?)</text:p>
          </table:table-cell>
          <table:table-cell table:style-name="Tabelle4.B2" office:value-type="string">
            <text:p text:style-name="P2">(INF:) schieben ※ PRS1: schieb</text:p>
            <text:p text:style-name="P2">— er schiebt ※ PRS2: schieb</text:p>
            <text:p text:style-name="P2">— IMP: schieb!</text:p>
            <text:p text:style-name="P2">— PTT: er schob ※ PTS: schöb</text:p>
            <text:p text:style-name="P2">— geschoben haben</text:p>
          </table:table-cell>
        </table:table-row>
        <table:table-row>
          <table:table-cell table:style-name="Tabelle4.A2" office:value-type="string">
            <text:p text:style-name="P2">schießen</text:p>
            <text:p text:style-name="P2">(forms?)</text:p>
          </table:table-cell>
          <table:table-cell table:style-name="Tabelle4.B2" office:value-type="string">
            <text:p text:style-name="P2">(INF:) schießen ※ PRS1: schieß</text:p>
            <text:p text:style-name="P2">— er schießt ※ PRS2: schieß =&gt; du schießt (instead of ‡schießst !)</text:p>
            <text:p text:style-name="P2">— IMP: schieß!</text:p>
            <text:p text:style-name="P2">— PTT: er schoss ※ PTS: schöss</text:p>
            <text:p text:style-name="P2">— geschossen haben</text:p>
          </table:table-cell>
        </table:table-row>
        <table:table-row>
          <table:table-cell table:style-name="Tabelle4.A2" office:value-type="string">
            <text:p text:style-name="P2">schlafen</text:p>
            <text:p text:style-name="P2">(forms?)</text:p>
          </table:table-cell>
          <table:table-cell table:style-name="Tabelle4.B2" office:value-type="string">
            <text:p text:style-name="P2">(INF:) schlafen ※ PRS1: schlaf</text:p>
            <text:p text:style-name="P2">— er schläft ※ PRS2: schläf</text:p>
            <text:p text:style-name="P2">— IMP: schlaf!</text:p>
            <text:p text:style-name="P2">— PTT: er schlief ※ PTS: schlief</text:p>
            <text:p text:style-name="P2">— geschlafen haben</text:p>
          </table:table-cell>
        </table:table-row>
        <table:table-row>
          <table:table-cell table:style-name="Tabelle4.A2" office:value-type="string">
            <text:p text:style-name="P2">schlagen</text:p>
            <text:p text:style-name="P2">(forms?)</text:p>
          </table:table-cell>
          <table:table-cell table:style-name="Tabelle4.B2" office:value-type="string">
            <text:p text:style-name="P2">(INF:) schlagen ※ PRS1: schlag</text:p>
            <text:p text:style-name="P2">— er schlägt ※ PRS2: schläg</text:p>
            <text:p text:style-name="P2">— IMP: schlag!</text:p>
            <text:p text:style-name="P2">— PTT: er schlug ※ PTS: schlüg</text:p>
            <text:p text:style-name="P2">— geschlagen haben</text:p>
          </table:table-cell>
        </table:table-row>
        <table:table-row>
          <table:table-cell table:style-name="Tabelle4.A2" office:value-type="string">
            <text:p text:style-name="P2">schließen</text:p>
            <text:p text:style-name="P2">(forms?)</text:p>
          </table:table-cell>
          <table:table-cell table:style-name="Tabelle4.B2" office:value-type="string">
            <text:p text:style-name="P2">(INF:) schließen ※ PRS1: schließ</text:p>
            <text:p text:style-name="P2">— er schließt ※ PRS2: schließ =&gt; du schließt (instead of ‡schließst !)</text:p>
            <text:p text:style-name="P2">— IMP: schließ!</text:p>
            <text:p text:style-name="P2">— PTT: er schloss ※ PTS: schlöss</text:p>
            <text:p text:style-name="P2">— geschlossen haben</text:p>
          </table:table-cell>
        </table:table-row>
        <text:soft-page-break/>
        <table:table-row>
          <table:table-cell table:style-name="Tabelle4.A2" office:value-type="string">
            <text:p text:style-name="P2">schneiden</text:p>
            <text:p text:style-name="P2">(forms?)</text:p>
          </table:table-cell>
          <table:table-cell table:style-name="Tabelle4.B2" office:value-type="string">
            <text:p text:style-name="P2">(INF:) schneiden ※ PRS1: schneid</text:p>
            <text:p text:style-name="P2">— er schneidet ※ PRS2: schneide</text:p>
            <text:p text:style-name="P2">— IMP: schneid!</text:p>
            <text:p text:style-name="P2">— PTT: er schnitt ※ PTS: schnitt</text:p>
            <text:p text:style-name="P2">— geschnitten haben</text:p>
          </table:table-cell>
        </table:table-row>
        <table:table-row>
          <table:table-cell table:style-name="Tabelle4.A2" office:value-type="string">
            <text:p text:style-name="P2">schreiben</text:p>
            <text:p text:style-name="P2">(forms?)</text:p>
          </table:table-cell>
          <table:table-cell table:style-name="Tabelle4.B2" office:value-type="string">
            <text:p text:style-name="P2">(INF:) schreiben ※ PRS1: schreib</text:p>
            <text:p text:style-name="P2">— er schreibt ※ PRS2: schreib</text:p>
            <text:p text:style-name="P2">— IMP: schreib!</text:p>
            <text:p text:style-name="P2">— PTT: er schrieb ※ PTS: schrieb</text:p>
            <text:p text:style-name="P2">— geschrieben haben</text:p>
          </table:table-cell>
        </table:table-row>
        <table:table-row>
          <table:table-cell table:style-name="Tabelle4.A2" office:value-type="string">
            <text:p text:style-name="P2">schreien</text:p>
            <text:p text:style-name="P2">(forms?)</text:p>
          </table:table-cell>
          <table:table-cell table:style-name="Tabelle4.B2" office:value-type="string">
            <text:p text:style-name="P2">(INF:) schreien ※ PRS1: schrei</text:p>
            <text:p text:style-name="P2">— er schreit ※ PRS2: schrei</text:p>
            <text:p text:style-name="P2">— IMP: schrei!</text:p>
            <text:p text:style-name="P2">— PTT: er schrie ※ PTS: schri (instead of ‡schrie !) </text:p>
            <text:p text:style-name="P2">— geschrien haben</text:p>
          </table:table-cell>
        </table:table-row>
        <table:table-row>
          <table:table-cell table:style-name="Tabelle4.A2" office:value-type="string">
            <text:p text:style-name="P2">schweigen</text:p>
            <text:p text:style-name="P2">(forms?)</text:p>
          </table:table-cell>
          <table:table-cell table:style-name="Tabelle4.B2" office:value-type="string">
            <text:p text:style-name="P2">(INF:) schweigen ※ PRS1: schweig</text:p>
            <text:p text:style-name="P2">— er schweigt ※ PRS2: schweig</text:p>
            <text:p text:style-name="P2">— IMP: schweig!</text:p>
            <text:p text:style-name="P2">— PTT: er schwieg ※ PTS: schwieg</text:p>
            <text:p text:style-name="P2">— geschwiegen haben</text:p>
          </table:table-cell>
        </table:table-row>
        <table:table-row>
          <table:table-cell table:style-name="Tabelle4.A2" office:value-type="string">
            <text:p text:style-name="P2">schwellen</text:p>
            <text:p text:style-name="P2">(forms?)</text:p>
          </table:table-cell>
          <table:table-cell table:style-name="Tabelle4.B2" office:value-type="string">
            <text:p text:style-name="P2">(INF:) schwellen ※ PRS1: schwell</text:p>
            <text:p text:style-name="P2">— er schwillt ※ PRS2: schwill</text:p>
            <text:p text:style-name="P2">— IMP: schwill!</text:p>
            <text:p text:style-name="P2">— PTT: er schwoll ※ PTS: schwöll</text:p>
            <text:p text:style-name="P2">— geschwollen sein</text:p>
          </table:table-cell>
        </table:table-row>
        <table:table-row>
          <table:table-cell table:style-name="Tabelle4.A2" office:value-type="string">
            <text:p text:style-name="P2">schwimmen</text:p>
            <text:p text:style-name="P2">(forms?)</text:p>
          </table:table-cell>
          <table:table-cell table:style-name="Tabelle4.B2" office:value-type="string">
            <text:p text:style-name="P2">(INF:) schwimmen ※ PRS1: schwimm</text:p>
            <text:p text:style-name="P2">— er schwimmt ※ PRS2: schwimm</text:p>
            <text:p text:style-name="P2">— IMP: schwimm!</text:p>
            <text:p text:style-name="P2">— PTT: er schwamm ※ PTS: schwämm</text:p>
            <text:p text:style-name="P2">— geschwommen sein</text:p>
          </table:table-cell>
        </table:table-row>
        <table:table-row>
          <table:table-cell table:style-name="Tabelle4.A2" office:value-type="string">
            <text:p text:style-name="P2">schwingen</text:p>
            <text:p text:style-name="P2">(forms?)</text:p>
          </table:table-cell>
          <table:table-cell table:style-name="Tabelle4.B2" office:value-type="string">
            <text:p text:style-name="P2">(INF:) schwingen ※ PRS1: schwing</text:p>
            <text:p text:style-name="P2">— er schwingt ※ PRS2: schwing</text:p>
            <text:p text:style-name="P2">— IMP: schwing!</text:p>
            <text:p text:style-name="P2">— PTT: er schwang ※ PTS: schwäng</text:p>
            <text:p text:style-name="P2">— geschwungen haben</text:p>
          </table:table-cell>
        </table:table-row>
        <table:table-row>
          <table:table-cell table:style-name="Tabelle4.A2" office:value-type="string">
            <text:p text:style-name="P2">schwören</text:p>
            <text:p text:style-name="P2">(forms?)</text:p>
          </table:table-cell>
          <table:table-cell table:style-name="Tabelle4.B2" office:value-type="string">
            <text:p text:style-name="P2">(INF:) schwören ※ PRS1: schwör</text:p>
            <text:p text:style-name="P2">— er schwört ※ PRS2: schwör</text:p>
            <text:p text:style-name="P2">— IMP: schwör!</text:p>
            <text:p text:style-name="P2">— PTT: er schwor ※ PTS: schwör</text:p>
            <text:p text:style-name="P2">— geschworen haben</text:p>
          </table:table-cell>
        </table:table-row>
        <table:table-row>
          <table:table-cell table:style-name="Tabelle4.A2" office:value-type="string">
            <text:p text:style-name="P2">sehen</text:p>
            <text:p text:style-name="P2"><text:soft-page-break/>(forms?)</text:p>
          </table:table-cell>
          <table:table-cell table:style-name="Tabelle4.B2" office:value-type="string">
            <text:p text:style-name="P2">(INF:) sehen ※ PRS1: seh</text:p>
            <text:p text:style-name="P2"><text:soft-page-break/>— er sieht ※ PRS2: sieh</text:p>
            <text:p text:style-name="P2">— IMP: sieh!</text:p>
            <text:p text:style-name="P2">— PTT: er sah ※ PTS: säh</text:p>
            <text:p text:style-name="P2">— gesehen haben</text:p>
          </table:table-cell>
        </table:table-row>
        <table:table-row>
          <table:table-cell table:style-name="Tabelle4.A2" office:value-type="string">
            <text:p text:style-name="P2">sein</text:p>
            <text:p text:style-name="P2">(forms?)</text:p>
          </table:table-cell>
          <table:table-cell table:style-name="Tabelle4.B2" office:value-type="string">
            <text:p text:style-name="P2">(INF:) sein ※ PRS1: N/A (too irregular: please learn the full paradigm instead! (etc. !))</text:p>
            <text:p text:style-name="P2">— N/A ※ PRS2: N/A</text:p>
            <text:p text:style-name="P2">— IMP: sei!</text:p>
            <text:p text:style-name="P2">— PTT: er war ※ PTS: wär</text:p>
            <text:p text:style-name="P2">— gewesen sein (present participle = seiend (instead of ‡seind !)</text:p>
          </table:table-cell>
        </table:table-row>
        <table:table-row>
          <table:table-cell table:style-name="Tabelle4.A2" office:value-type="string">
            <text:p text:style-name="P2">singen</text:p>
            <text:p text:style-name="P2">(forms?)</text:p>
          </table:table-cell>
          <table:table-cell table:style-name="Tabelle4.B2" office:value-type="string">
            <text:p text:style-name="P2">(INF:) singen ※ PRS1: sing</text:p>
            <text:p text:style-name="P2">— er singt ※ PRS2: sing</text:p>
            <text:p text:style-name="P2">— IMP: sing!</text:p>
            <text:p text:style-name="P2">— PTT: er sang ※ PTS: säng</text:p>
            <text:p text:style-name="P2">— gesungen haben</text:p>
          </table:table-cell>
        </table:table-row>
        <table:table-row>
          <table:table-cell table:style-name="Tabelle4.A2" office:value-type="string">
            <text:p text:style-name="P2">sinken</text:p>
            <text:p text:style-name="P2">(forms?)</text:p>
          </table:table-cell>
          <table:table-cell table:style-name="Tabelle4.B2" office:value-type="string">
            <text:p text:style-name="P2">(INF:) sinken ※ PRS1: sink</text:p>
            <text:p text:style-name="P2">— er sinkt ※ PRS2: sink</text:p>
            <text:p text:style-name="P2">— IMP: sink!</text:p>
            <text:p text:style-name="P2">— PTT: er sank ※ PTS: sänk</text:p>
            <text:p text:style-name="P2">— gesunken sein</text:p>
          </table:table-cell>
        </table:table-row>
        <table:table-row>
          <table:table-cell table:style-name="Tabelle4.A2" office:value-type="string">
            <text:p text:style-name="P2">sitzen</text:p>
            <text:p text:style-name="P2">(forms?)</text:p>
          </table:table-cell>
          <table:table-cell table:style-name="Tabelle4.B2" office:value-type="string">
            <text:p text:style-name="P2">(INF:) sitzen ※ PRS1: sitz</text:p>
            <text:p text:style-name="P2">— er sitzt ※ PRS2: sitz =&gt; du sitzt (instead of ‡sitzst !)</text:p>
            <text:p text:style-name="P2">— IMP: sitz!</text:p>
            <text:p text:style-name="P2">— PTT: er saß ※ PTS: säß</text:p>
            <text:p text:style-name="P2">— gesessen haben</text:p>
          </table:table-cell>
        </table:table-row>
        <table:table-row>
          <table:table-cell table:style-name="Tabelle4.A2" office:value-type="string">
            <text:p text:style-name="P2">sollen</text:p>
            <text:p text:style-name="P2">(forms?)</text:p>
          </table:table-cell>
          <table:table-cell table:style-name="Tabelle4.B2" office:value-type="string">
            <text:p text:style-name="P2">(INF:) sollen ※ PRS1: soll =&gt; however: ich soll (instead of ich ‡solle !)</text:p>
            <text:p text:style-name="P2">— er soll (instead of ‡sollt !) ※ PRS2: soll</text:p>
            <text:p text:style-name="P2">— IMP: N/A (doesn't exist!)</text:p>
            <text:p text:style-name="P2">— PTT: er sollte (conjugated like a regular verb!) ※ PTS: sollte (conjugated like a regular verb!)</text:p>
            <text:p text:style-name="P2">— gesollt haben</text:p>
          </table:table-cell>
        </table:table-row>
        <table:table-row>
          <table:table-cell table:style-name="Tabelle4.A2" office:value-type="string">
            <text:p text:style-name="P2">sprechen</text:p>
            <text:p text:style-name="P2">(forms?)</text:p>
          </table:table-cell>
          <table:table-cell table:style-name="Tabelle4.B2" office:value-type="string">
            <text:p text:style-name="P2">(INF:) sprechen ※ PRS1: sprech</text:p>
            <text:p text:style-name="P2">— er spricht ※ PRS2: sprich</text:p>
            <text:p text:style-name="P2">— IMP: sprich!</text:p>
            <text:p text:style-name="P2">— PTT: er sprach ※ PTS: spräch</text:p>
            <text:p text:style-name="P2">— gesprochen haben</text:p>
          </table:table-cell>
        </table:table-row>
        <table:table-row>
          <table:table-cell table:style-name="Tabelle4.A2" office:value-type="string">
            <text:p text:style-name="P2">springen</text:p>
            <text:p text:style-name="P2">(forms?)</text:p>
          </table:table-cell>
          <table:table-cell table:style-name="Tabelle4.B2" office:value-type="string">
            <text:p text:style-name="P2">(INF:) springen ※ PRS1: spring</text:p>
            <text:p text:style-name="P2">— er springt ※ PRS2: spring</text:p>
            <text:p text:style-name="P2">— IMP: spring!</text:p>
            <text:p text:style-name="P2">— PTT: er sprang ※ PTS: spräng</text:p>
            <text:p text:style-name="P2">— gesprungen sein</text:p>
          </table:table-cell>
        </table:table-row>
        <text:soft-page-break/>
        <table:table-row>
          <table:table-cell table:style-name="Tabelle4.A2" office:value-type="string">
            <text:p text:style-name="P2">stechen</text:p>
            <text:p text:style-name="P2">(forms?)</text:p>
          </table:table-cell>
          <table:table-cell table:style-name="Tabelle4.B2" office:value-type="string">
            <text:p text:style-name="P2">(INF:) stechen ※ PRS1: stech</text:p>
            <text:p text:style-name="P2">— er sticht ※ PRS2: stich</text:p>
            <text:p text:style-name="P2">— IMP: stich!</text:p>
            <text:p text:style-name="P2">— PTT: er stach ※ PTS: stäch</text:p>
            <text:p text:style-name="P2">— gestochen haben</text:p>
          </table:table-cell>
        </table:table-row>
        <table:table-row>
          <table:table-cell table:style-name="Tabelle4.A2" office:value-type="string">
            <text:p text:style-name="P2">stehen</text:p>
            <text:p text:style-name="P2">(forms?)</text:p>
          </table:table-cell>
          <table:table-cell table:style-name="Tabelle4.B2" office:value-type="string">
            <text:p text:style-name="P2">(INF:) stehen ※ PRS1: steh</text:p>
            <text:p text:style-name="P2">— er steht ※ PRS2: steh</text:p>
            <text:p text:style-name="P2">— IMP: steh!</text:p>
            <text:p text:style-name="P2">— PTT: er stand ※ PTS: ständ</text:p>
            <text:p text:style-name="P2">— gestanden haben</text:p>
          </table:table-cell>
        </table:table-row>
        <table:table-row>
          <table:table-cell table:style-name="Tabelle4.A2" office:value-type="string">
            <text:p text:style-name="P2">stehlen</text:p>
            <text:p text:style-name="P2">(forms?)</text:p>
          </table:table-cell>
          <table:table-cell table:style-name="Tabelle4.B2" office:value-type="string">
            <text:p text:style-name="P2">(INF:) stehlen ※ PRS1: stehl</text:p>
            <text:p text:style-name="P2">— er stiehlt ※ PRS2: stiehl</text:p>
            <text:p text:style-name="P2">— IMP: stiehl!</text:p>
            <text:p text:style-name="P2">— PTT: er stahl ※ PTS: stähle</text:p>
            <text:p text:style-name="P2">— gestohlen haben</text:p>
          </table:table-cell>
        </table:table-row>
        <table:table-row>
          <table:table-cell table:style-name="Tabelle4.A2" office:value-type="string">
            <text:p text:style-name="P2">steigen</text:p>
            <text:p text:style-name="P2">(forms?)</text:p>
          </table:table-cell>
          <table:table-cell table:style-name="Tabelle4.B2" office:value-type="string">
            <text:p text:style-name="P2">(INF:) steigen ※ PRS1: steig</text:p>
            <text:p text:style-name="P2">— er steigt ※ PRS2: steig</text:p>
            <text:p text:style-name="P2">— IMP: steig!</text:p>
            <text:p text:style-name="P2">— PTT: er stieg ※ PTS: stieg</text:p>
            <text:p text:style-name="P2">— gestiegen sein</text:p>
          </table:table-cell>
        </table:table-row>
        <table:table-row>
          <table:table-cell table:style-name="Tabelle4.A2" office:value-type="string">
            <text:p text:style-name="P2">sterben</text:p>
            <text:p text:style-name="P2">(forms?)</text:p>
          </table:table-cell>
          <table:table-cell table:style-name="Tabelle4.B2" office:value-type="string">
            <text:p text:style-name="P2">(INF:) sterben ※ PRS1: sterb</text:p>
            <text:p text:style-name="P2">— er stirbt ※ PRS2: stirb</text:p>
            <text:p text:style-name="P2">— IMP: stirb!</text:p>
            <text:p text:style-name="P2">— PTT: er starb ※ PTS: stürb (instead of ‡stärb !) </text:p>
            <text:p text:style-name="P2">— gestorben sein</text:p>
          </table:table-cell>
        </table:table-row>
        <table:table-row>
          <table:table-cell table:style-name="Tabelle4.A2" office:value-type="string">
            <text:p text:style-name="P2">stinken</text:p>
            <text:p text:style-name="P2">(forms?)</text:p>
          </table:table-cell>
          <table:table-cell table:style-name="Tabelle4.B2" office:value-type="string">
            <text:p text:style-name="P2">(INF:) stinken ※ PRS1: stink</text:p>
            <text:p text:style-name="P2">— er stinkt ※ PRS2: stink</text:p>
            <text:p text:style-name="P2">— IMP: stink!</text:p>
            <text:p text:style-name="P2">— PTT: er stank ※ PTS: stänk</text:p>
            <text:p text:style-name="P2">— gestunken haben</text:p>
          </table:table-cell>
        </table:table-row>
        <table:table-row>
          <table:table-cell table:style-name="Tabelle4.A2" office:value-type="string">
            <text:p text:style-name="P2">stoßen</text:p>
            <text:p text:style-name="P2">(forms?)</text:p>
          </table:table-cell>
          <table:table-cell table:style-name="Tabelle4.B2" office:value-type="string">
            <text:p text:style-name="P2">(INF:) stoßen ※ PRS1: stoß</text:p>
            <text:p text:style-name="P2">— er stößt ※ PRS2: stöß =&gt; du stößt (instead of ‡stößst !)</text:p>
            <text:p text:style-name="P2">— IMP: stoß!</text:p>
            <text:p text:style-name="P2">— PTT: er stieß ※ PTS: stieß</text:p>
            <text:p text:style-name="P2">— gestoßen haben</text:p>
          </table:table-cell>
        </table:table-row>
        <table:table-row>
          <table:table-cell table:style-name="Tabelle4.A2" office:value-type="string">
            <text:p text:style-name="P2">streichen</text:p>
            <text:p text:style-name="P2">(forms?)</text:p>
          </table:table-cell>
          <table:table-cell table:style-name="Tabelle4.B2" office:value-type="string">
            <text:p text:style-name="P2">(INF:) streichen ※ PRS1: streich</text:p>
            <text:p text:style-name="P2">— er streicht ※ PRS2: streich</text:p>
            <text:p text:style-name="P2">— IMP: streich!</text:p>
            <text:p text:style-name="P2">— PTT: er strich ※ PTS: strich</text:p>
            <text:p text:style-name="P2">— gestrichen haben</text:p>
          </table:table-cell>
        </table:table-row>
        <table:table-row>
          <table:table-cell table:style-name="Tabelle4.A2" office:value-type="string">
            <text:p text:style-name="P2">streiten</text:p>
            <text:p text:style-name="P2"><text:soft-page-break/>(forms?)</text:p>
          </table:table-cell>
          <table:table-cell table:style-name="Tabelle4.B2" office:value-type="string">
            <text:p text:style-name="P2">(INF:) streiten ※ PRS1: streit</text:p>
            <text:p text:style-name="P2"><text:soft-page-break/>— er streitet ※ PRS2: streite</text:p>
            <text:p text:style-name="P2">— IMP: streit!</text:p>
            <text:p text:style-name="P2">— PTT: er stritt ※ PTS: stritt</text:p>
            <text:p text:style-name="P2">— gestritten haben</text:p>
          </table:table-cell>
        </table:table-row>
        <table:table-row>
          <table:table-cell table:style-name="Tabelle4.A2" office:value-type="string">
            <text:p text:style-name="P2">tragen</text:p>
            <text:p text:style-name="P2">(forms?)</text:p>
          </table:table-cell>
          <table:table-cell table:style-name="Tabelle4.B2" office:value-type="string">
            <text:p text:style-name="P2">(INF:) tragen ※ PRS1: trag</text:p>
            <text:p text:style-name="P2">— er trägt ※ PRS2: träg</text:p>
            <text:p text:style-name="P2">— IMP: trag!</text:p>
            <text:p text:style-name="P2">— PTT: er trug ※ PTS: trüg</text:p>
            <text:p text:style-name="P2">— getragen haben</text:p>
          </table:table-cell>
        </table:table-row>
        <table:table-row>
          <table:table-cell table:style-name="Tabelle4.A2" office:value-type="string">
            <text:p text:style-name="P2">treffen</text:p>
            <text:p text:style-name="P2">(forms?)</text:p>
          </table:table-cell>
          <table:table-cell table:style-name="Tabelle4.B2" office:value-type="string">
            <text:p text:style-name="P2">(INF:) treffen ※ PRS1: treff</text:p>
            <text:p text:style-name="P2">— er trifft ※ PRS2: triff</text:p>
            <text:p text:style-name="P2">— IMP: triff!</text:p>
            <text:p text:style-name="P2">— PTT: er traf ※ PTS: träf</text:p>
            <text:p text:style-name="P2">— getroffen haben</text:p>
          </table:table-cell>
        </table:table-row>
        <table:table-row>
          <table:table-cell table:style-name="Tabelle4.A2" office:value-type="string">
            <text:p text:style-name="P2">treiben</text:p>
            <text:p text:style-name="P2">(forms?)</text:p>
          </table:table-cell>
          <table:table-cell table:style-name="Tabelle4.B2" office:value-type="string">
            <text:p text:style-name="P2">(INF:) treiben ※ PRS1: treib</text:p>
            <text:p text:style-name="P2">— er treibt ※ PRS2: treib</text:p>
            <text:p text:style-name="P2">— IMP: treib!</text:p>
            <text:p text:style-name="P2">— PTT: er trieb ※ PTS: trieb</text:p>
            <text:p text:style-name="P2">— getrieben haben</text:p>
          </table:table-cell>
        </table:table-row>
        <table:table-row>
          <table:table-cell table:style-name="Tabelle4.A2" office:value-type="string">
            <text:p text:style-name="P2">treten</text:p>
            <text:p text:style-name="P2">(forms?)</text:p>
          </table:table-cell>
          <table:table-cell table:style-name="Tabelle4.B2" office:value-type="string">
            <text:p text:style-name="P2">(INF:) treten ※ PRS1: tret</text:p>
            <text:p text:style-name="P2">— er tritt ※ PRS2: tritt (instead of ‡trit !) </text:p>
            <text:p text:style-name="P2">— IMP: tritt!</text:p>
            <text:p text:style-name="P2">— PTT: er trat ※ PTS: trät</text:p>
            <text:p text:style-name="P2">— getreten haben (transitive), getreten sein (intransitive)</text:p>
          </table:table-cell>
        </table:table-row>
        <table:table-row>
          <table:table-cell table:style-name="Tabelle4.A2" office:value-type="string">
            <text:p text:style-name="P2">trinken</text:p>
            <text:p text:style-name="P2">(forms?)</text:p>
          </table:table-cell>
          <table:table-cell table:style-name="Tabelle4.B2" office:value-type="string">
            <text:p text:style-name="P2">(INF:) trinken ※ PRS1: trink</text:p>
            <text:p text:style-name="P2">— er trinkt ※ PRS2: trink</text:p>
            <text:p text:style-name="P2">— IMP: trink!</text:p>
            <text:p text:style-name="P2">— PTT: er trank ※ PTS: tränk</text:p>
            <text:p text:style-name="P2">— getrunken haben</text:p>
          </table:table-cell>
        </table:table-row>
        <table:table-row>
          <table:table-cell table:style-name="Tabelle4.A2" office:value-type="string">
            <text:p text:style-name="P2">trügen</text:p>
            <text:p text:style-name="P2">(forms?)</text:p>
          </table:table-cell>
          <table:table-cell table:style-name="Tabelle4.B2" office:value-type="string">
            <text:p text:style-name="P2">(INF:) trügen ※ PRS1: trüg</text:p>
            <text:p text:style-name="P2">— er trügt ※ PRS2: trüg</text:p>
            <text:p text:style-name="P2">— IMP: trüg!</text:p>
            <text:p text:style-name="P2">— PTT: er trog ※ PTS: trög</text:p>
            <text:p text:style-name="P2">— getrogen haben</text:p>
          </table:table-cell>
        </table:table-row>
        <table:table-row>
          <table:table-cell table:style-name="Tabelle4.A2" office:value-type="string">
            <text:p text:style-name="P2">tun</text:p>
            <text:p text:style-name="P2">(forms?)</text:p>
          </table:table-cell>
          <table:table-cell table:style-name="Tabelle4.B2" office:value-type="string">
            <text:p text:style-name="P2">(INF:) tun ※ PRS1: tu</text:p>
            <text:p text:style-name="P2">— er tut ※ PRS2: tu</text:p>
            <text:p text:style-name="P2">— IMP: tu!</text:p>
            <text:p text:style-name="P2">— PTT: er tat ※ PTS: tät</text:p>
            <text:p text:style-name="P2">— getan haben (present participle = tuend (instead of ‡tund !))</text:p>
          </table:table-cell>
        </table:table-row>
        <table:table-row>
          <table:table-cell table:style-name="Tabelle4.A2" office:value-type="string">
            <text:p text:style-name="P2">verbergen</text:p>
            <text:p text:style-name="P2">(forms?)</text:p>
          </table:table-cell>
          <table:table-cell table:style-name="Tabelle4.B2" office:value-type="string">
            <text:p text:style-name="P2">(INF:) verbergen ※ PRS1: verberg</text:p>
            <text:p text:style-name="P2">— er verbirgt ※ PRS2: verbirg</text:p>
            <text:p text:style-name="P2"><text:soft-page-break/>— IMP: verbirg!</text:p>
            <text:p text:style-name="P2">— PTT: er verbarg ※ PTS: verbärg</text:p>
            <text:p text:style-name="P2">— verborgen haben</text:p>
          </table:table-cell>
        </table:table-row>
        <table:table-row>
          <table:table-cell table:style-name="Tabelle4.A2" office:value-type="string">
            <text:p text:style-name="P2">verderben</text:p>
            <text:p text:style-name="P2">(forms?)</text:p>
          </table:table-cell>
          <table:table-cell table:style-name="Tabelle4.B2" office:value-type="string">
            <text:p text:style-name="P2">(INF:) verderben ※ PRS1: verderb</text:p>
            <text:p text:style-name="P2">— er verdirbt ※ PRS2: verdirb</text:p>
            <text:p text:style-name="P2">— IMP: verdirb!</text:p>
            <text:p text:style-name="P2">— PTT: er verdarb ※ PTS: verdürb (instead of ‡verdärb !) </text:p>
            <text:p text:style-name="P2">— verdorben haben (transitive), verdorben sein (intransitive)</text:p>
          </table:table-cell>
        </table:table-row>
        <table:table-row>
          <table:table-cell table:style-name="Tabelle4.A2" office:value-type="string">
            <text:p text:style-name="P2">vergessen</text:p>
            <text:p text:style-name="P2">(forms?)</text:p>
          </table:table-cell>
          <table:table-cell table:style-name="Tabelle4.B2" office:value-type="string">
            <text:p text:style-name="P2">(INF:) vergessen ※ PRS1: vergess</text:p>
            <text:p text:style-name="P2">— er vergisst ※ PRS2: vergiss =&gt; du vergisst (instead of ‡vergissst !)</text:p>
            <text:p text:style-name="P2">— IMP: vergiss!</text:p>
            <text:p text:style-name="P2">— PTT: er vergaß ※ PTS: vergäß</text:p>
            <text:p text:style-name="P2">— vergessen haben</text:p>
          </table:table-cell>
        </table:table-row>
        <table:table-row>
          <table:table-cell table:style-name="Tabelle4.A2" office:value-type="string">
            <text:p text:style-name="P2">verlieren</text:p>
            <text:p text:style-name="P2">(forms?)</text:p>
          </table:table-cell>
          <table:table-cell table:style-name="Tabelle4.B2" office:value-type="string">
            <text:p text:style-name="P2">(INF:) verlieren ※ PRS1: verlier</text:p>
            <text:p text:style-name="P2">— er verliert ※ PRS2: verlier</text:p>
            <text:p text:style-name="P2">— IMP: verlier!</text:p>
            <text:p text:style-name="P2">— PTT: er verlor ※ PTS: verlör</text:p>
            <text:p text:style-name="P2">— verloren haben</text:p>
          </table:table-cell>
        </table:table-row>
        <table:table-row>
          <table:table-cell table:style-name="Tabelle4.A2" office:value-type="string">
            <text:p text:style-name="P2">vermeiden</text:p>
            <text:p text:style-name="P2">(forms?)</text:p>
          </table:table-cell>
          <table:table-cell table:style-name="Tabelle4.B2" office:value-type="string">
            <text:p text:style-name="P2">(INF:) vermeiden ※ PRS1: vermeid</text:p>
            <text:p text:style-name="P2">— er vermeidet ※ PRS2: vermeide</text:p>
            <text:p text:style-name="P2">— IMP: vermeid!</text:p>
            <text:p text:style-name="P2">— PTT: er vermied ※ PTS: vermied</text:p>
            <text:p text:style-name="P2">— vermieden haben</text:p>
          </table:table-cell>
        </table:table-row>
        <table:table-row>
          <table:table-cell table:style-name="Tabelle4.A2" office:value-type="string">
            <text:p text:style-name="P2">verschwinden</text:p>
            <text:p text:style-name="P2">(forms?)</text:p>
          </table:table-cell>
          <table:table-cell table:style-name="Tabelle4.B2" office:value-type="string">
            <text:p text:style-name="P2">(INF:) verschwinden ※ PRS1: verschwind</text:p>
            <text:p text:style-name="P2">— er verschwindet ※ PRS2: verschwinde</text:p>
            <text:p text:style-name="P2">— IMP: verschwind!</text:p>
            <text:p text:style-name="P2">— PTT: er verschwand ※ PTS: verschwänd</text:p>
            <text:p text:style-name="P2">— verschwunden sein</text:p>
          </table:table-cell>
        </table:table-row>
        <table:table-row>
          <table:table-cell table:style-name="Tabelle4.A2" office:value-type="string">
            <text:p text:style-name="P2">verzeihen</text:p>
            <text:p text:style-name="P2">(forms?)</text:p>
          </table:table-cell>
          <table:table-cell table:style-name="Tabelle4.B2" office:value-type="string">
            <text:p text:style-name="P2">(INF:) verzeihen ※ PRS1: verzeih</text:p>
            <text:p text:style-name="P2">— er verzeiht ※ PRS2: verzeih</text:p>
            <text:p text:style-name="P2">— IMP: verzeih!</text:p>
            <text:p text:style-name="P2">— PTT: er verzieh ※ PTS: verzieh</text:p>
            <text:p text:style-name="P2">— verziehen haben</text:p>
          </table:table-cell>
        </table:table-row>
        <table:table-row>
          <table:table-cell table:style-name="Tabelle4.A2" office:value-type="string">
            <text:p text:style-name="P2">wachsen</text:p>
            <text:p text:style-name="P2">(forms?)</text:p>
          </table:table-cell>
          <table:table-cell table:style-name="Tabelle4.B2" office:value-type="string">
            <text:p text:style-name="P2">(INF:) wachsen ※ PRS1: wachs</text:p>
            <text:p text:style-name="P2">— er wächst ※ PRS2: wächs =&gt; du wächst (instead of ‡wächsst !)</text:p>
            <text:p text:style-name="P2">— IMP: wachs!</text:p>
            <text:p text:style-name="P2">— PTT: er wuchs ※ PTS: wüchs</text:p>
            <text:p text:style-name="P2">— gewachsen sein</text:p>
          </table:table-cell>
        </table:table-row>
        <table:table-row>
          <table:table-cell table:style-name="Tabelle4.A2" office:value-type="string">
            <text:p text:style-name="P2">waschen</text:p>
            <text:p text:style-name="P2">(forms?)</text:p>
          </table:table-cell>
          <table:table-cell table:style-name="Tabelle4.B2" office:value-type="string">
            <text:p text:style-name="P2">(INF:) waschen ※ PRS1: wasch</text:p>
            <text:p text:style-name="P2">— er wäscht ※ PRS2: wäsch</text:p>
            <text:p text:style-name="P2">— IMP: wasch!</text:p>
            <text:p text:style-name="P2"><text:soft-page-break/>— PTT: er wusch ※ PTS: wüsch</text:p>
            <text:p text:style-name="P2">— gewaschen haben</text:p>
          </table:table-cell>
        </table:table-row>
        <table:table-row>
          <table:table-cell table:style-name="Tabelle4.A2" office:value-type="string">
            <text:p text:style-name="P2">werben</text:p>
            <text:p text:style-name="P2">(forms?)</text:p>
          </table:table-cell>
          <table:table-cell table:style-name="Tabelle4.B2" office:value-type="string">
            <text:p text:style-name="P2">(INF:) werben ※ PRS1: werb</text:p>
            <text:p text:style-name="P2">— er wirbt ※ PRS2: wirb</text:p>
            <text:p text:style-name="P2">— IMP: wirb!</text:p>
            <text:p text:style-name="P2">— PTT: er warb ※ PTS: würb (instead of ‡wärb !) </text:p>
            <text:p text:style-name="P2">— geworben haben</text:p>
          </table:table-cell>
        </table:table-row>
        <table:table-row>
          <table:table-cell table:style-name="Tabelle4.A2" office:value-type="string">
            <text:p text:style-name="P2">werden</text:p>
            <text:p text:style-name="P2">(forms?)</text:p>
          </table:table-cell>
          <table:table-cell table:style-name="Tabelle4.B2" office:value-type="string">
            <text:p text:style-name="P2">(INF:) werden ※ PRS1: werd</text:p>
            <text:p text:style-name="P2">— er wird (instead of ‡wirdt !) ※ PRS2: wir =&gt; du wirst (instead of ‡wirdst !)</text:p>
            <text:p text:style-name="P2">— IMP: werd!</text:p>
            <text:p text:style-name="P2">— PTT: er wurde (conjugated like a regular verb!) ※ PTS: würde (conjugated like a regular verb; instead of ‡wurde !)</text:p>
            <text:p text:style-name="P2">— geworden sein, (in specific cases:) worden sein</text:p>
          </table:table-cell>
        </table:table-row>
        <table:table-row>
          <table:table-cell table:style-name="Tabelle4.A2" office:value-type="string">
            <text:p text:style-name="P2">werfen</text:p>
            <text:p text:style-name="P2">(forms?)</text:p>
          </table:table-cell>
          <table:table-cell table:style-name="Tabelle4.B2" office:value-type="string">
            <text:p text:style-name="P2">(INF:) werfen ※ PRS1: werf</text:p>
            <text:p text:style-name="P2">— er wirft ※ PRS2: wirf</text:p>
            <text:p text:style-name="P2">— IMP: wirf!</text:p>
            <text:p text:style-name="P2">— PTT: er warf ※ PTS: würf (instead of ‡wärf !) </text:p>
            <text:p text:style-name="P2">— geworfen haben</text:p>
          </table:table-cell>
        </table:table-row>
        <table:table-row>
          <table:table-cell table:style-name="Tabelle4.A2" office:value-type="string">
            <text:p text:style-name="P2">wiegen</text:p>
            <text:p text:style-name="P2">(forms?)</text:p>
          </table:table-cell>
          <table:table-cell table:style-name="Tabelle4.B2" office:value-type="string">
            <text:p text:style-name="P2">(INF:) wiegen ※ PRS1: wieg</text:p>
            <text:p text:style-name="P2">— er wiegt ※ PRS2: wieg</text:p>
            <text:p text:style-name="P2">— IMP: wieg!</text:p>
            <text:p text:style-name="P2">— PTT: er wog ※ PTS: wög</text:p>
            <text:p text:style-name="P2">— gewogen haben</text:p>
          </table:table-cell>
        </table:table-row>
        <table:table-row>
          <table:table-cell table:style-name="Tabelle4.A2" office:value-type="string">
            <text:p text:style-name="P2">wissen</text:p>
            <text:p text:style-name="P2">(forms?)</text:p>
          </table:table-cell>
          <table:table-cell table:style-name="Tabelle4.B2" office:value-type="string">
            <text:p text:style-name="P2">(INF:) wissen ※ PRS1: wiss =&gt; however: ich weiß (instead of ich ‡wisse !)</text:p>
            <text:p text:style-name="P2">— er weiß (instead of ‡weißt !) ※ PRS2: weiß =&gt; du weißt (instead of ‡weißst !)</text:p>
            <text:p text:style-name="P2">— IMP: wisse!</text:p>
            <text:p text:style-name="P2">— PTT: er wusste (conjugated like a regular verb!) ※ PTS: wüsste (conjugated like a regular verb; instead of ‡wusste !)</text:p>
            <text:p text:style-name="P2">— gewusst haben</text:p>
          </table:table-cell>
        </table:table-row>
        <table:table-row>
          <table:table-cell table:style-name="Tabelle4.A2" office:value-type="string">
            <text:p text:style-name="P2">wollen</text:p>
            <text:p text:style-name="P2">(forms?)</text:p>
          </table:table-cell>
          <table:table-cell table:style-name="Tabelle4.B2" office:value-type="string">
            <text:p text:style-name="P2">(INF:) wollen ※ PRS1: woll =&gt; however: ich will (instead of ich ‡wolle !)</text:p>
            <text:p text:style-name="P2">— er will (instead of ‡willt !) ※ PRS2: will</text:p>
            <text:p text:style-name="P2">— IMP: N/A (doesn't exist!)</text:p>
            <text:p text:style-name="P2">— PTT: er wollte (conjugated like a regular verb!) ※ PTS: wollte (conjugated like a regular verb!)</text:p>
            <text:p text:style-name="P2">— gewollt haben</text:p>
          </table:table-cell>
        </table:table-row>
        <table:table-row>
          <table:table-cell table:style-name="Tabelle4.A2" office:value-type="string">
            <text:p text:style-name="P2">ziehen</text:p>
            <text:p text:style-name="P2">(forms?)</text:p>
          </table:table-cell>
          <table:table-cell table:style-name="Tabelle4.B2" office:value-type="string">
            <text:p text:style-name="P2">(INF:) ziehen ※ PRS1: zieh</text:p>
            <text:p text:style-name="P2">— er zieht ※ PRS2: zieh</text:p>
            <text:p text:style-name="P2">— IMP: zieh!</text:p>
            <text:p text:style-name="P2">— PTT: er zog ※ PTS: zög</text:p>
            <text:p text:style-name="P2">— gezogen haben (transitive), gezogen sein (intransitive)</text:p>
          </table:table-cell>
        </table:table-row>
        <text:soft-page-break/>
        <table:table-row>
          <table:table-cell table:style-name="Tabelle4.A2" office:value-type="string">
            <text:p text:style-name="P2">zwingen</text:p>
            <text:p text:style-name="P2">(forms?)</text:p>
          </table:table-cell>
          <table:table-cell table:style-name="Tabelle4.B2" office:value-type="string">
            <text:p text:style-name="P2">(INF:) zwingen ※ PRS1: zwing</text:p>
            <text:p text:style-name="P2">— er zwingt ※ PRS2: zwing</text:p>
            <text:p text:style-name="P2">— IMP: zwing!</text:p>
            <text:p text:style-name="P2">— PTT: er zwang ※ PTS: zwäng</text:p>
            <text:p text:style-name="P2">— gezwungen haben</text:p>
          </table:table-cell>
        </table:table-row>
      </table:table>
      <text:p text:style-name="P2"/>
      <text:p text:style-name="P2"/>
      <text:p text:style-name="P2"><text:span text:style-name="T2"/></text:p>
      <text:p text:style-name="P1">Irregular verbs and their unusual/specific alternative forms</text:p>
      <text:p text:style-name="P2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2">er bäckt</text:p>
            <text:p text:style-name="P2"/>
            <text:p text:style-name="P2">is just an unusual/specific alternative to … </text:p>
          </table:table-cell>
          <table:table-cell table:style-name="Tabelle3.B1" office:value-type="string">
            <text:p text:style-name="P2">er backt</text:p>
          </table:table-cell>
        </table:table-row>
        <table:table-row>
          <table:table-cell table:style-name="Tabelle3.A2" office:value-type="string">
            <text:p text:style-name="P2">bäck</text:p>
            <text:p text:style-name="P2">(PRS2)</text:p>
            <text:p text:style-name="P2">is just an unusual/specific alternative to … </text:p>
          </table:table-cell>
          <table:table-cell table:style-name="Tabelle3.B2" office:value-type="string">
            <text:p text:style-name="P2">back</text:p>
          </table:table-cell>
        </table:table-row>
        <table:table-row>
          <table:table-cell table:style-name="Tabelle3.A2" office:value-type="string">
            <text:p text:style-name="P2">er buk</text:p>
            <text:p text:style-name="P2">(PTT)</text:p>
            <text:p text:style-name="P2">is just an unusual/specific alternative to … </text:p>
          </table:table-cell>
          <table:table-cell table:style-name="Tabelle3.B2" office:value-type="string">
            <text:p text:style-name="P2">er backte (conjugated like a regular verb!)</text:p>
          </table:table-cell>
        </table:table-row>
        <table:table-row>
          <table:table-cell table:style-name="Tabelle3.A2" office:value-type="string">
            <text:p text:style-name="P2">bük</text:p>
            <text:p text:style-name="P2">(PTS)</text:p>
            <text:p text:style-name="P2">is just an unusual/specific alternative to … </text:p>
          </table:table-cell>
          <table:table-cell table:style-name="Tabelle3.B2" office:value-type="string">
            <text:p text:style-name="P2">backte (conjugated like a regular verb!)</text:p>
          </table:table-cell>
        </table:table-row>
        <table:table-row>
          <table:table-cell table:style-name="Tabelle3.A2" office:value-type="string">
            <text:p text:style-name="P2">begönn</text:p>
            <text:p text:style-name="P2">(PTS)</text:p>
            <text:p text:style-name="P2">is just an unusual/specific alternative to … </text:p>
          </table:table-cell>
          <table:table-cell table:style-name="Tabelle3.B2" office:value-type="string">
            <text:p text:style-name="P2">begänn</text:p>
          </table:table-cell>
        </table:table-row>
        <table:table-row>
          <table:table-cell table:style-name="Tabelle3.A2" office:value-type="string">
            <text:p text:style-name="P2">empföhl</text:p>
            <text:p text:style-name="P2">(PTS)</text:p>
            <text:p text:style-name="P2">is just an unusual/specific alternative to … </text:p>
          </table:table-cell>
          <table:table-cell table:style-name="Tabelle3.B2" office:value-type="string">
            <text:p text:style-name="P2">empfähl</text:p>
          </table:table-cell>
        </table:table-row>
        <table:table-row>
          <table:table-cell table:style-name="Tabelle3.A2" office:value-type="string">
            <text:p text:style-name="P2">gehießen</text:p>
            <text:p text:style-name="P2">(PPC)</text:p>
            <text:p text:style-name="P2">is just an unusual/specific alternative to … </text:p>
          </table:table-cell>
          <table:table-cell table:style-name="Tabelle3.B2" office:value-type="string">
            <text:p text:style-name="P2">geheißen</text:p>
          </table:table-cell>
        </table:table-row>
        <table:table-row>
          <table:table-cell table:style-name="Tabelle3.A2" office:value-type="string">
            <text:p text:style-name="P2">gewönn</text:p>
            <text:p text:style-name="P2">(PTS)</text:p>
            <text:p text:style-name="P2">is just an unusual/specific alternative to … </text:p>
          </table:table-cell>
          <table:table-cell table:style-name="Tabelle3.B2" office:value-type="string">
            <text:p text:style-name="P2">gewänn</text:p>
          </table:table-cell>
        </table:table-row>
        <table:table-row>
          <table:table-cell table:style-name="Tabelle3.A2" office:value-type="string">
            <text:p text:style-name="P2">gölt</text:p>
            <text:p text:style-name="P2">(PTS)</text:p>
            <text:p text:style-name="P2">is just an unusual/specific alternative to … </text:p>
          </table:table-cell>
          <table:table-cell table:style-name="Tabelle3.B2" office:value-type="string">
            <text:p text:style-name="P2">gält</text:p>
          </table:table-cell>
        </table:table-row>
        <table:table-row>
          <table:table-cell table:style-name="Tabelle3.A2" office:value-type="string">
            <text:p text:style-name="P2">er hang</text:p>
            <text:p text:style-name="P2">(PTT)</text:p>
            <text:p text:style-name="P2">is just an unusual/specific alternative to … </text:p>
          </table:table-cell>
          <table:table-cell table:style-name="Tabelle3.B2" office:value-type="string">
            <text:p text:style-name="P2">er hing</text:p>
          </table:table-cell>
        </table:table-row>
        <text:soft-page-break/>
        <table:table-row>
          <table:table-cell table:style-name="Tabelle3.A2" office:value-type="string">
            <text:p text:style-name="P2">hang</text:p>
            <text:p text:style-name="P2">(PTS)</text:p>
            <text:p text:style-name="P2">is just an unusual/specific alternative to … </text:p>
          </table:table-cell>
          <table:table-cell table:style-name="Tabelle3.B2" office:value-type="string">
            <text:p text:style-name="P2">hing</text:p>
          </table:table-cell>
        </table:table-row>
        <table:table-row>
          <table:table-cell table:style-name="Tabelle3.A2" office:value-type="string">
            <text:p text:style-name="P2">er hub</text:p>
            <text:p text:style-name="P2">(PTT)</text:p>
            <text:p text:style-name="P2">is just an unusual/specific alternative to … </text:p>
          </table:table-cell>
          <table:table-cell table:style-name="Tabelle3.B2" office:value-type="string">
            <text:p text:style-name="P2">er hob</text:p>
          </table:table-cell>
        </table:table-row>
        <table:table-row>
          <table:table-cell table:style-name="Tabelle3.A2" office:value-type="string">
            <text:p text:style-name="P2">hüb</text:p>
            <text:p text:style-name="P2">(PTS)</text:p>
            <text:p text:style-name="P2">is just an unusual/specific alternative to … </text:p>
          </table:table-cell>
          <table:table-cell table:style-name="Tabelle3.B2" office:value-type="string">
            <text:p text:style-name="P2">höb</text:p>
          </table:table-cell>
        </table:table-row>
        <table:table-row>
          <table:table-cell table:style-name="Tabelle3.A2" office:value-type="string">
            <text:p text:style-name="P2">er schwomm</text:p>
            <text:p text:style-name="P2">(PTT)</text:p>
            <text:p text:style-name="P2">is just an unusual/specific alternative to … </text:p>
          </table:table-cell>
          <table:table-cell table:style-name="Tabelle3.B2" office:value-type="string">
            <text:p text:style-name="P2">er schwamm</text:p>
          </table:table-cell>
        </table:table-row>
        <table:table-row>
          <table:table-cell table:style-name="Tabelle3.A2" office:value-type="string">
            <text:p text:style-name="P2">schwömm</text:p>
            <text:p text:style-name="P2">(PTS)</text:p>
            <text:p text:style-name="P2">is just an unusual/specific alternative to … </text:p>
          </table:table-cell>
          <table:table-cell table:style-name="Tabelle3.B2" office:value-type="string">
            <text:p text:style-name="P2">schwämm</text:p>
          </table:table-cell>
        </table:table-row>
        <table:table-row>
          <table:table-cell table:style-name="Tabelle3.A2" office:value-type="string">
            <text:p text:style-name="P2">er schwur</text:p>
            <text:p text:style-name="P2">(PTT)</text:p>
            <text:p text:style-name="P2">is just an unusual/specific alternative to … </text:p>
          </table:table-cell>
          <table:table-cell table:style-name="Tabelle3.B2" office:value-type="string">
            <text:p text:style-name="P2">er schwor</text:p>
          </table:table-cell>
        </table:table-row>
        <table:table-row>
          <table:table-cell table:style-name="Tabelle3.A2" office:value-type="string">
            <text:p text:style-name="P2">schwür</text:p>
            <text:p text:style-name="P2">(PTS)</text:p>
            <text:p text:style-name="P2">is just an unusual/specific alternative to … </text:p>
          </table:table-cell>
          <table:table-cell table:style-name="Tabelle3.B2" office:value-type="string">
            <text:p text:style-name="P2">schwör</text:p>
          </table:table-cell>
        </table:table-row>
        <table:table-row>
          <table:table-cell table:style-name="Tabelle3.A2" office:value-type="string">
            <text:p text:style-name="P2">stöhl</text:p>
            <text:p text:style-name="P2">(PTS)</text:p>
            <text:p text:style-name="P2">is just an unusual/specific alternative to … </text:p>
          </table:table-cell>
          <table:table-cell table:style-name="Tabelle3.B2" office:value-type="string">
            <text:p text:style-name="P2">stähl</text:p>
          </table:table-cell>
        </table:table-row>
        <table:table-row>
          <table:table-cell table:style-name="Tabelle3.A2" office:value-type="string">
            <text:p text:style-name="P2">stünd</text:p>
            <text:p text:style-name="P2">(PTS)</text:p>
            <text:p text:style-name="P2">is just an unusual/specific alternative to … </text:p>
          </table:table-cell>
          <table:table-cell table:style-name="Tabelle3.B2" office:value-type="string">
            <text:p text:style-name="P2">ständ</text:p>
          </table:table-cell>
        </table:table-row>
        <table:table-row>
          <table:table-cell table:style-name="Tabelle3.A2" office:value-type="string">
            <text:p text:style-name="P2">ward</text:p>
            <text:p text:style-name="P2">(PTT)</text:p>
            <text:p text:style-name="P2">is just an unusual/specific alternative to … </text:p>
          </table:table-cell>
          <table:table-cell table:style-name="Tabelle3.B2" office:value-type="string">
            <text:p text:style-name="P2">wurde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rdo" svg:font-family="Car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5T07:00:20.19</meta:creation-date>
    <dc:date>2024-09-26T08:55:26.58</dc:date>
    <meta:editing-duration>PT35M58S</meta:editing-duration>
    <meta:editing-cycles>37</meta:editing-cycles>
    <meta:generator>OpenOffice/4.1.15$Win32 OpenOffice.org_project/4115m2$Build-9813</meta:generator>
    <meta:document-statistic meta:table-count="4" meta:image-count="0" meta:object-count="0" meta:page-count="27" meta:paragraph-count="1548" meta:word-count="5734" meta:character-count="30794"/>
  </office:meta>
</office:document-meta>
</file>